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1.0217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0.9146in"/>
    </style:style>
    <style:style style:name="co23" style:family="table-column">
      <style:table-column-properties fo:break-before="auto" style:column-width="0.8929in"/>
    </style:style>
    <style:style style:name="co24" style:family="table-column">
      <style:table-column-properties fo:break-before="auto" style:column-width="1.311in"/>
    </style:style>
    <style:style style:name="co25" style:family="table-column">
      <style:table-column-properties fo:break-before="auto" style:column-width="1.772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0646in"/>
    </style:style>
    <style:style style:name="co28" style:family="table-column">
      <style:table-column-properties fo:break-before="auto" style:column-width="0.861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1.8472in"/>
    </style:style>
    <style:style style:name="co31" style:family="table-column">
      <style:table-column-properties fo:break-before="auto" style:column-width="6.8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1299in" fo:break-before="auto" style:use-optimal-row-height="true"/>
    </style:style>
    <style:style style:name="ro3" style:family="table-row">
      <style:table-row-properties style:row-height="3.7516in" fo:break-before="auto" style:use-optimal-row-height="true"/>
    </style:style>
    <style:style style:name="ro4" style:family="table-row">
      <style:table-row-properties style:row-height="2.8189in" fo:break-before="auto" style:use-optimal-row-height="true"/>
    </style:style>
    <style:style style:name="ro5" style:family="table-row">
      <style:table-row-properties style:row-height="4.8402in" fo:break-before="auto" style:use-optimal-row-height="true"/>
    </style:style>
    <style:style style:name="ro6" style:family="table-row">
      <style:table-row-properties style:row-height="4.0626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rust-power-heat-shield-hu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2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row table:style-name="ro1">
          <table:table-cell office:value-type="string" calcext:value-type="string">
            <text:p>engine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utfit space</text:p>
          </table:table-cell>
          <table:table-cell office:value-type="string" calcext:value-type="string">
            <text:p>weapon space</text:p>
          </table:table-cell>
          <table:table-cell office:value-type="string" calcext:value-type="string">
            <text:p>engine space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ust energy</text:p>
          </table:table-cell>
          <table:table-cell office:value-type="string" calcext:value-type="string">
            <text:p>thrust heat</text:p>
          </table:table-cell>
          <table:table-cell office:value-type="string" calcext:value-type="string">
            <text:p>energy generation</text:p>
          </table:table-cell>
          <table:table-cell office:value-type="string" calcext:value-type="string">
            <text:p>energy storage</text:p>
          </table:table-cell>
          <table:table-cell office:value-type="string" calcext:value-type="string">
            <text:p>heat generation</text:p>
          </table:table-cell>
          <table:table-cell office:value-type="string" calcext:value-type="string">
            <text:p>hull energy</text:p>
          </table:table-cell>
          <table:table-cell office:value-type="string" calcext:value-type="string">
            <text:p>hull heat</text:p>
          </table:table-cell>
          <table:table-cell office:value-type="string" calcext:value-type="string">
            <text:p>hull repair</text:p>
          </table:table-cell>
          <table:table-cell office:value-type="string" calcext:value-type="string">
            <text:p>shield energy</text:p>
          </table:table-cell>
          <table:table-cell office:value-type="string" calcext:value-type="string">
            <text:p>shield generation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cooling energy</text:p>
          </table:table-cell>
          <table:table-cell office:value-type="string" calcext:value-type="string">
            <text:p>energy consumption</text:p>
          </table:table-cell>
          <table:table-cell office:value-type="string" calcext:value-type="string">
            <text:p>calculated values</text:p>
          </table:table-cell>
          <table:table-cell office:value-type="string" calcext:value-type="string">
            <text:p>net heat</text:p>
          </table:table-cell>
          <table:table-cell office:value-type="string" calcext:value-type="string">
            <text:p>net energy</text:p>
          </table:table-cell>
          <table:table-cell table:style-name="Default" office:value-type="string" calcext:value-type="string">
            <text:p>heat/outfit</text:p>
          </table:table-cell>
          <table:table-cell table:style-name="Default" office:value-type="string" calcext:value-type="string">
            <text:p>energy/outfit</text:p>
          </table:table-cell>
          <table:table-cell table:style-name="Default" office:value-type="string" calcext:value-type="string">
            <text:p>heat/energy</text:p>
          </table:table-cell>
          <table:table-cell table:style-name="Default" office:value-type="string" calcext:value-type="string">
            <text:p>heat adjusted outfit</text:p>
          </table:table-cell>
          <table:table-cell table:style-name="Default" office:value-type="string" calcext:value-type="string">
            <text:p>energy/heat adjusted outfit</text:p>
          </table:table-cell>
          <table:table-cell table:style-name="Default" office:value-type="string" calcext:value-type="string">
            <text:p>full adjusted outfit</text:p>
          </table:table-cell>
          <table:table-cell table:style-name="Default" office:value-type="string" calcext:value-type="string">
            <text:p>thrust value</text:p>
          </table:table-cell>
          <table:table-cell table:style-name="Default" office:value-type="string" calcext:value-type="string">
            <text:p>hull value*1000</text:p>
          </table:table-cell>
          <table:table-cell table:style-name="Default" office:value-type="string" calcext:value-type="string">
            <text:p>shield value</text:p>
          </table:table-cell>
          <table:table-cell table:style-name="Default" office:value-type="string" calcext:value-type="string">
            <text:p>storage value</text:p>
          </table:table-cell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93400" calcext:value-type="float">
            <text:p>293400</text:p>
          </table:table-cell>
          <table:table-cell office:value-type="float" office:value="378" calcext:value-type="float">
            <text:p>378</text:p>
          </table:table-cell>
          <table:table-cell office:value-type="float" office:value="702" calcext:value-type="float">
            <text:p>70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2]+[.K2]+[.M2]-[.Q2]" office:value-type="float" office:value="702" calcext:value-type="float">
            <text:p>702</text:p>
          </table:table-cell>
          <table:table-cell table:formula="of:=[.I2]-[.G2]-[.L2]-[.O2]-[.R2]-[.S2]" office:value-type="float" office:value="-378" calcext:value-type="float">
            <text:p>-378</text:p>
          </table:table-cell>
          <table:table-cell table:formula="of:=[.U2]/[.C2]" office:value-type="float" office:value="5.23880597014925" calcext:value-type="float">
            <text:p>5.24</text:p>
          </table:table-cell>
          <table:table-cell table:formula="of:=[.V2]/[.C2]" office:value-type="float" office:value="-2.82089552238806" calcext:value-type="float">
            <text:p>-2.82</text:p>
          </table:table-cell>
          <table:table-cell table:formula="of:=[.U2]/[.V2]" office:value-type="float" office:value="-1.85714285714286" calcext:value-type="float">
            <text:p>-1.86</text:p>
          </table:table-cell>
          <table:table-cell table:formula="of:=[.C2]+([.U2]/[.$W$48])" office:value-type="float" office:value="139.2" calcext:value-type="float">
            <text:p>139.20</text:p>
          </table:table-cell>
          <table:table-cell table:formula="of:=[.V2]/[.Z2]" office:value-type="float" office:value="-2.71551724137931" calcext:value-type="float">
            <text:p>-2.72</text:p>
          </table:table-cell>
          <table:table-cell table:formula="of:=[.C2]+[.U2]/[.$W$48]-[.V2]/[.$AA$48]" office:value-type="float" office:value="173.509633027523" calcext:value-type="float">
            <text:p>173.51</text:p>
          </table:table-cell>
          <table:table-cell table:formula="of:=[.F2]/[.AB2]" office:value-type="float" office:value="1690.9723966361" calcext:value-type="float">
            <text:p>1,690.97</text:p>
          </table:table-cell>
          <table:table-cell table:formula="of:=1000*[.N2]/[.AB2]" office:value-type="float" office:value="0" calcext:value-type="float">
            <text:p>0.00</text:p>
          </table:table-cell>
          <table:table-cell table:formula="of:=[.P2]/[.AB2]" office:value-type="float" office:value="0" calcext:value-type="float">
            <text:p>0.00</text:p>
          </table:table-cell>
          <table:table-cell table:formula="of:=[.J2]/[.AB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yrant Plasma Thruster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78000" calcext:value-type="float">
            <text:p>478000</text:p>
          </table:table-cell>
          <table:table-cell office:value-type="float" office:value="630" calcext:value-type="float">
            <text:p>630</text:p>
          </table:table-cell>
          <table:table-cell office:value-type="float" office:value="1410" calcext:value-type="float">
            <text:p>141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3]+[.K3]+[.M3]-[.Q3]" office:value-type="float" office:value="1410" calcext:value-type="float">
            <text:p>1410</text:p>
          </table:table-cell>
          <table:table-cell table:formula="of:=[.I3]-[.G3]-[.L3]-[.O3]-[.R3]-[.S3]" office:value-type="float" office:value="-630" calcext:value-type="float">
            <text:p>-630</text:p>
          </table:table-cell>
          <table:table-cell table:formula="of:=[.U3]/[.C3]" office:value-type="float" office:value="8.44311377245509" calcext:value-type="float">
            <text:p>8.44</text:p>
          </table:table-cell>
          <table:table-cell table:formula="of:=[.V3]/[.C3]" office:value-type="float" office:value="-3.77245508982036" calcext:value-type="float">
            <text:p>-3.77</text:p>
          </table:table-cell>
          <table:table-cell table:formula="of:=[.U3]/[.V3]" office:value-type="float" office:value="-2.23809523809524" calcext:value-type="float">
            <text:p>-2.24</text:p>
          </table:table-cell>
          <table:table-cell table:formula="of:=[.C3]+([.U3]/[.$W$48])" office:value-type="float" office:value="177.444444444444" calcext:value-type="float">
            <text:p>177.44</text:p>
          </table:table-cell>
          <table:table-cell table:formula="of:=[.V3]/[.Z3]" office:value-type="float" office:value="-3.55040701314966" calcext:value-type="float">
            <text:p>-3.55</text:p>
          </table:table-cell>
          <table:table-cell table:formula="of:=[.C3]+[.U3]/[.$W$48]-[.V3]/[.$AA$48]" office:value-type="float" office:value="234.627166156983" calcext:value-type="float">
            <text:p>234.63</text:p>
          </table:table-cell>
          <table:table-cell table:formula="of:=[.F3]/[.AB3]" office:value-type="float" office:value="2037.27474456297" calcext:value-type="float">
            <text:p>2,037.27</text:p>
          </table:table-cell>
          <table:table-cell table:formula="of:=1000*[.N3]/[.AB3]" office:value-type="float" office:value="0" calcext:value-type="float">
            <text:p>0.00</text:p>
          </table:table-cell>
          <table:table-cell table:formula="of:=[.P3]/[.AB3]" office:value-type="float" office:value="0" calcext:value-type="float">
            <text:p>0.00</text:p>
          </table:table-cell>
          <table:table-cell table:formula="of:=[.J3]/[.AB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02920" calcext:value-type="float">
            <text:p>502920</text:p>
          </table:table-cell>
          <table:table-cell office:value-type="float" office:value="798" calcext:value-type="float">
            <text:p>798</text:p>
          </table:table-cell>
          <table:table-cell office:value-type="float" office:value="1746" calcext:value-type="float">
            <text:p>1746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4]+[.K4]+[.M4]-[.Q4]" office:value-type="float" office:value="1746" calcext:value-type="float">
            <text:p>1746</text:p>
          </table:table-cell>
          <table:table-cell table:formula="of:=[.I4]-[.G4]-[.L4]-[.O4]-[.R4]-[.S4]" office:value-type="float" office:value="-798" calcext:value-type="float">
            <text:p>-798</text:p>
          </table:table-cell>
          <table:table-cell table:formula="of:=[.U4]/[.C4]" office:value-type="float" office:value="13.748031496063" calcext:value-type="float">
            <text:p>13.75</text:p>
          </table:table-cell>
          <table:table-cell table:formula="of:=[.V4]/[.C4]" office:value-type="float" office:value="-6.28346456692913" calcext:value-type="float">
            <text:p>-6.28</text:p>
          </table:table-cell>
          <table:table-cell table:formula="of:=[.U4]/[.V4]" office:value-type="float" office:value="-2.18796992481203" calcext:value-type="float">
            <text:p>-2.19</text:p>
          </table:table-cell>
          <table:table-cell table:formula="of:=[.C4]+([.U4]/[.$W$48])" office:value-type="float" office:value="139.933333333333" calcext:value-type="float">
            <text:p>139.93</text:p>
          </table:table-cell>
          <table:table-cell table:formula="of:=[.V4]/[.Z4]" office:value-type="float" office:value="-5.70271557884707" calcext:value-type="float">
            <text:p>-5.70</text:p>
          </table:table-cell>
          <table:table-cell table:formula="of:=[.C4]+[.U4]/[.$W$48]-[.V4]/[.$AA$48]" office:value-type="float" office:value="212.364780835882" calcext:value-type="float">
            <text:p>212.36</text:p>
          </table:table-cell>
          <table:table-cell table:formula="of:=[.F4]/[.AB4]" office:value-type="float" office:value="2368.18929212496" calcext:value-type="float">
            <text:p>2,368.19</text:p>
          </table:table-cell>
          <table:table-cell table:formula="of:=1000*[.N4]/[.AB4]" office:value-type="float" office:value="0" calcext:value-type="float">
            <text:p>0.00</text:p>
          </table:table-cell>
          <table:table-cell table:formula="of:=[.P4]/[.AB4]" office:value-type="float" office:value="0" calcext:value-type="float">
            <text:p>0.00</text:p>
          </table:table-cell>
          <table:table-cell table:formula="of:=[.J4]/[.AB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"Bufaer" Atomic Thruster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32360" calcext:value-type="float">
            <text:p>432360</text:p>
          </table:table-cell>
          <table:table-cell office:value-type="float" office:value="654" calcext:value-type="float">
            <text:p>654</text:p>
          </table:table-cell>
          <table:table-cell office:value-type="float" office:value="1428" calcext:value-type="float">
            <text:p>1428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5]+[.K5]+[.M5]-[.Q5]" office:value-type="float" office:value="1428" calcext:value-type="float">
            <text:p>1428</text:p>
          </table:table-cell>
          <table:table-cell table:formula="of:=[.I5]-[.G5]-[.L5]-[.O5]-[.R5]-[.S5]" office:value-type="float" office:value="-654" calcext:value-type="float">
            <text:p>-654</text:p>
          </table:table-cell>
          <table:table-cell table:formula="of:=[.U5]/[.C5]" office:value-type="float" office:value="13.7307692307692" calcext:value-type="float">
            <text:p>13.73</text:p>
          </table:table-cell>
          <table:table-cell table:formula="of:=[.V5]/[.C5]" office:value-type="float" office:value="-6.28846153846154" calcext:value-type="float">
            <text:p>-6.29</text:p>
          </table:table-cell>
          <table:table-cell table:formula="of:=[.U5]/[.V5]" office:value-type="float" office:value="-2.18348623853211" calcext:value-type="float">
            <text:p>-2.18</text:p>
          </table:table-cell>
          <table:table-cell table:formula="of:=[.C5]+([.U5]/[.$W$48])" office:value-type="float" office:value="114.577777777778" calcext:value-type="float">
            <text:p>114.58</text:p>
          </table:table-cell>
          <table:table-cell table:formula="of:=[.V5]/[.Z5]" office:value-type="float" office:value="-5.70791311093871" calcext:value-type="float">
            <text:p>-5.71</text:p>
          </table:table-cell>
          <table:table-cell table:formula="of:=[.C5]+[.U5]/[.$W$48]-[.V5]/[.$AA$48]" office:value-type="float" office:value="173.938888888889" calcext:value-type="float">
            <text:p>173.94</text:p>
          </table:table-cell>
          <table:table-cell table:formula="of:=[.F5]/[.AB5]" office:value-type="float" office:value="2485.70059727235" calcext:value-type="float">
            <text:p>2,485.70</text:p>
          </table:table-cell>
          <table:table-cell table:formula="of:=1000*[.N5]/[.AB5]" office:value-type="float" office:value="0" calcext:value-type="float">
            <text:p>0.00</text:p>
          </table:table-cell>
          <table:table-cell table:formula="of:=[.P5]/[.AB5]" office:value-type="float" office:value="0" calcext:value-type="float">
            <text:p>0.00</text:p>
          </table:table-cell>
          <table:table-cell table:formula="of:=[.J5]/[.AB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76480" calcext:value-type="float">
            <text:p>276480</text:p>
          </table:table-cell>
          <table:table-cell office:value-type="float" office:value="606" calcext:value-type="float">
            <text:p>606</text:p>
          </table:table-cell>
          <table:table-cell office:value-type="float" office:value="612" calcext:value-type="float">
            <text:p>61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6]+[.K6]+[.M6]-[.Q6]" office:value-type="float" office:value="612" calcext:value-type="float">
            <text:p>612</text:p>
          </table:table-cell>
          <table:table-cell table:formula="of:=[.I6]-[.G6]-[.L6]-[.O6]-[.R6]-[.S6]" office:value-type="float" office:value="-606" calcext:value-type="float">
            <text:p>-606</text:p>
          </table:table-cell>
          <table:table-cell table:formula="of:=[.U6]/[.C6]" office:value-type="float" office:value="8.05263157894737" calcext:value-type="float">
            <text:p>8.05</text:p>
          </table:table-cell>
          <table:table-cell table:formula="of:=[.V6]/[.C6]" office:value-type="float" office:value="-7.97368421052632" calcext:value-type="float">
            <text:p>-7.97</text:p>
          </table:table-cell>
          <table:table-cell table:formula="of:=[.U6]/[.V6]" office:value-type="float" office:value="-1.00990099009901" calcext:value-type="float">
            <text:p>-1.01</text:p>
          </table:table-cell>
          <table:table-cell table:formula="of:=[.C6]+([.U6]/[.$W$48])" office:value-type="float" office:value="80.5333333333333" calcext:value-type="float">
            <text:p>80.53</text:p>
          </table:table-cell>
          <table:table-cell table:formula="of:=[.V6]/[.Z6]" office:value-type="float" office:value="-7.52483443708609" calcext:value-type="float">
            <text:p>-7.52</text:p>
          </table:table-cell>
          <table:table-cell table:formula="of:=[.C6]+[.U6]/[.$W$48]-[.V6]/[.$AA$48]" office:value-type="float" office:value="135.537665647299" calcext:value-type="float">
            <text:p>135.54</text:p>
          </table:table-cell>
          <table:table-cell table:formula="of:=[.F6]/[.AB6]" office:value-type="float" office:value="2039.87576943716" calcext:value-type="float">
            <text:p>2,039.88</text:p>
          </table:table-cell>
          <table:table-cell table:formula="of:=1000*[.N6]/[.AB6]" office:value-type="float" office:value="0" calcext:value-type="float">
            <text:p>0.00</text:p>
          </table:table-cell>
          <table:table-cell table:formula="of:=[.P6]/[.AB6]" office:value-type="float" office:value="0" calcext:value-type="float">
            <text:p>0.00</text:p>
          </table:table-cell>
          <table:table-cell table:formula="of:=[.J6]/[.AB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ype 4 Radiant Thruster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8720" calcext:value-type="float">
            <text:p>198720</text:p>
          </table:table-cell>
          <table:table-cell office:value-type="float" office:value="222" calcext:value-type="float">
            <text:p>222</text:p>
          </table:table-cell>
          <table:table-cell office:value-type="float" office:value="456" calcext:value-type="float">
            <text:p>4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7]+[.K7]+[.M7]-[.Q7]" office:value-type="float" office:value="-246" calcext:value-type="float">
            <text:p>-246</text:p>
          </table:table-cell>
          <table:table-cell table:formula="of:=[.I7]-[.G7]-[.L7]-[.O7]-[.R7]-[.S7]" office:value-type="float" office:value="-222" calcext:value-type="float">
            <text:p>-222</text:p>
          </table:table-cell>
          <table:table-cell table:formula="of:=[.U7]/[.C7]" office:value-type="float" office:value="-3.78461538461538" calcext:value-type="float">
            <text:p>-3.78</text:p>
          </table:table-cell>
          <table:table-cell table:formula="of:=[.V7]/[.C7]" office:value-type="float" office:value="-3.41538461538462" calcext:value-type="float">
            <text:p>-3.42</text:p>
          </table:table-cell>
          <table:table-cell table:formula="of:=[.U7]/[.V7]" office:value-type="float" office:value="1.10810810810811" calcext:value-type="float">
            <text:p>1.11</text:p>
          </table:table-cell>
          <table:table-cell table:formula="of:=[.C7]+([.U7]/[.$W$48])" office:value-type="float" office:value="63.1777777777778" calcext:value-type="float">
            <text:p>63.18</text:p>
          </table:table-cell>
          <table:table-cell table:formula="of:=[.V7]/[.Z7]" office:value-type="float" office:value="-3.5138937741822" calcext:value-type="float">
            <text:p>-3.51</text:p>
          </table:table-cell>
          <table:table-cell table:formula="of:=[.C7]+[.U7]/[.$W$48]-[.V7]/[.$AA$48]" office:value-type="float" office:value="83.327879714577" calcext:value-type="float">
            <text:p>83.33</text:p>
          </table:table-cell>
          <table:table-cell table:formula="of:=[.F7]/[.AB7]" office:value-type="float" office:value="2384.79606922288" calcext:value-type="float">
            <text:p>2,384.80</text:p>
          </table:table-cell>
          <table:table-cell table:formula="of:=1000*[.N7]/[.AB7]" office:value-type="float" office:value="0" calcext:value-type="float">
            <text:p>0.00</text:p>
          </table:table-cell>
          <table:table-cell table:formula="of:=[.P7]/[.AB7]" office:value-type="float" office:value="0" calcext:value-type="float">
            <text:p>0.00</text:p>
          </table:table-cell>
          <table:table-cell table:formula="of:=[.J7]/[.AB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hruster (Stellar Class)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52240" calcext:value-type="float">
            <text:p>552240</text:p>
          </table:table-cell>
          <table:table-cell office:value-type="float" office:value="948" calcext:value-type="float">
            <text:p>948</text:p>
          </table:table-cell>
          <table:table-cell office:value-type="float" office:value="2556" calcext:value-type="float">
            <text:p>2556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8]+[.K8]+[.M8]-[.Q8]" office:value-type="float" office:value="2556" calcext:value-type="float">
            <text:p>2556</text:p>
          </table:table-cell>
          <table:table-cell table:formula="of:=[.I8]-[.G8]-[.L8]-[.O8]-[.R8]-[.S8]" office:value-type="float" office:value="-948" calcext:value-type="float">
            <text:p>-948</text:p>
          </table:table-cell>
          <table:table-cell table:formula="of:=[.U8]/[.C8]" office:value-type="float" office:value="21.6610169491525" calcext:value-type="float">
            <text:p>21.66</text:p>
          </table:table-cell>
          <table:table-cell table:formula="of:=[.V8]/[.C8]" office:value-type="float" office:value="-8.03389830508475" calcext:value-type="float">
            <text:p>-8.03</text:p>
          </table:table-cell>
          <table:table-cell table:formula="of:=[.U8]/[.V8]" office:value-type="float" office:value="-2.69620253164557" calcext:value-type="float">
            <text:p>-2.70</text:p>
          </table:table-cell>
          <table:table-cell table:formula="of:=[.C8]+([.U8]/[.$W$48])" office:value-type="float" office:value="136.933333333333" calcext:value-type="float">
            <text:p>136.93</text:p>
          </table:table-cell>
          <table:table-cell table:formula="of:=[.V8]/[.Z8]" office:value-type="float" office:value="-6.92307692307692" calcext:value-type="float">
            <text:p>-6.92</text:p>
          </table:table-cell>
          <table:table-cell table:formula="of:=[.C8]+[.U8]/[.$W$48]-[.V8]/[.$AA$48]" office:value-type="float" office:value="222.979714576962" calcext:value-type="float">
            <text:p>222.98</text:p>
          </table:table-cell>
          <table:table-cell table:formula="of:=[.F8]/[.AB8]" office:value-type="float" office:value="2476.63784594805" calcext:value-type="float">
            <text:p>2,476.64</text:p>
          </table:table-cell>
          <table:table-cell table:formula="of:=1000*[.N8]/[.AB8]" office:value-type="float" office:value="0" calcext:value-type="float">
            <text:p>0.00</text:p>
          </table:table-cell>
          <table:table-cell table:formula="of:=[.P8]/[.AB8]" office:value-type="float" office:value="0" calcext:value-type="float">
            <text:p>0.00</text:p>
          </table:table-cell>
          <table:table-cell table:formula="of:=[.J8]/[.AB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hruster (Planetary Class)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88000" calcext:value-type="float">
            <text:p>288000</text:p>
          </table:table-cell>
          <table:table-cell office:value-type="float" office:value="534" calcext:value-type="float">
            <text:p>534</text:p>
          </table:table-cell>
          <table:table-cell office:value-type="float" office:value="1362" calcext:value-type="float">
            <text:p>136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9]+[.K9]+[.M9]-[.Q9]" office:value-type="float" office:value="1362" calcext:value-type="float">
            <text:p>1362</text:p>
          </table:table-cell>
          <table:table-cell table:formula="of:=[.I9]-[.G9]-[.L9]-[.O9]-[.R9]-[.S9]" office:value-type="float" office:value="-534" calcext:value-type="float">
            <text:p>-534</text:p>
          </table:table-cell>
          <table:table-cell table:formula="of:=[.U9]/[.C9]" office:value-type="float" office:value="19.7391304347826" calcext:value-type="float">
            <text:p>19.74</text:p>
          </table:table-cell>
          <table:table-cell table:formula="of:=[.V9]/[.C9]" office:value-type="float" office:value="-7.73913043478261" calcext:value-type="float">
            <text:p>-7.74</text:p>
          </table:table-cell>
          <table:table-cell table:formula="of:=[.U9]/[.V9]" office:value-type="float" office:value="-2.55056179775281" calcext:value-type="float">
            <text:p>-2.55</text:p>
          </table:table-cell>
          <table:table-cell table:formula="of:=[.C9]+([.U9]/[.$W$48])" office:value-type="float" office:value="79.0888888888889" calcext:value-type="float">
            <text:p>79.09</text:p>
          </table:table-cell>
          <table:table-cell table:formula="of:=[.V9]/[.Z9]" office:value-type="float" office:value="-6.75189660016859" calcext:value-type="float">
            <text:p>-6.75</text:p>
          </table:table-cell>
          <table:table-cell table:formula="of:=[.C9]+[.U9]/[.$W$48]-[.V9]/[.$AA$48]" office:value-type="float" office:value="127.558053007136" calcext:value-type="float">
            <text:p>127.56</text:p>
          </table:table-cell>
          <table:table-cell table:formula="of:=[.F9]/[.AB9]" office:value-type="float" office:value="2257.79551514391" calcext:value-type="float">
            <text:p>2,257.80</text:p>
          </table:table-cell>
          <table:table-cell table:formula="of:=1000*[.N9]/[.AB9]" office:value-type="float" office:value="0" calcext:value-type="float">
            <text:p>0.00</text:p>
          </table:table-cell>
          <table:table-cell table:formula="of:=[.P9]/[.AB9]" office:value-type="float" office:value="0" calcext:value-type="float">
            <text:p>0.00</text:p>
          </table:table-cell>
          <table:table-cell table:formula="of:=[.J9]/[.AB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4320" calcext:value-type="float">
            <text:p>94320</text:p>
          </table:table-cell>
          <table:table-cell office:value-type="float" office:value="102" calcext:value-type="float">
            <text:p>102</text:p>
          </table:table-cell>
          <table:table-cell office:value-type="float" office:value="750" calcext:value-type="float">
            <text:p>75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[.H10]+[.K10]+[.M10]-[.Q10]" office:value-type="float" office:value="750" calcext:value-type="float">
            <text:p>750</text:p>
          </table:table-cell>
          <table:table-cell table:formula="of:=[.I10]-[.G10]-[.L10]-[.O10]-[.R10]-[.S10]" office:value-type="float" office:value="-102" calcext:value-type="float">
            <text:p>-102</text:p>
          </table:table-cell>
          <table:table-cell table:formula="of:=[.U10]/[.C10]" office:value-type="float" office:value="23.4375" calcext:value-type="float">
            <text:p>23.44</text:p>
          </table:table-cell>
          <table:table-cell table:formula="of:=[.V10]/[.C10]" office:value-type="float" office:value="-3.1875" calcext:value-type="float">
            <text:p>-3.19</text:p>
          </table:table-cell>
          <table:table-cell table:formula="of:=[.U10]/[.V10]" office:value-type="float" office:value="-7.35294117647059" calcext:value-type="float">
            <text:p>-7.35</text:p>
          </table:table-cell>
          <table:table-cell table:formula="of:=[.C10]+([.U10]/[.$W$48])" office:value-type="float" office:value="37.5555555555556" calcext:value-type="float">
            <text:p>37.56</text:p>
          </table:table-cell>
          <table:table-cell table:formula="of:=[.V10]/[.Z10]" office:value-type="float" office:value="-2.71597633136095" calcext:value-type="float">
            <text:p>-2.72</text:p>
          </table:table-cell>
          <table:table-cell table:formula="of:=[.C10]+[.U10]/[.$W$48]-[.V10]/[.$AA$48]" office:value-type="float" office:value="46.8137104994903" calcext:value-type="float">
            <text:p>46.81</text:p>
          </table:table-cell>
          <table:table-cell table:formula="of:=[.F10]/[.AB10]" office:value-type="float" office:value="2014.79436245557" calcext:value-type="float">
            <text:p>2,014.79</text:p>
          </table:table-cell>
          <table:table-cell table:formula="of:=1000*[.N10]/[.AB10]" office:value-type="float" office:value="0" calcext:value-type="float">
            <text:p>0.00</text:p>
          </table:table-cell>
          <table:table-cell table:formula="of:=[.P10]/[.AB10]" office:value-type="float" office:value="0" calcext:value-type="float">
            <text:p>0.00</text:p>
          </table:table-cell>
          <table:table-cell table:formula="of:=[.J10]/[.AB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GVF-EE Fuel Cell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1]+[.K11]+[.M11]-[.Q11]" office:value-type="float" office:value="468" calcext:value-type="float">
            <text:p>468</text:p>
          </table:table-cell>
          <table:table-cell table:formula="of:=[.I11]-[.G11]-[.L11]-[.O11]-[.R11]-[.S11]" office:value-type="float" office:value="354" calcext:value-type="float">
            <text:p>354</text:p>
          </table:table-cell>
          <table:table-cell table:formula="of:=[.U11]/[.C11]" office:value-type="float" office:value="5.85" calcext:value-type="float">
            <text:p>5.85</text:p>
          </table:table-cell>
          <table:table-cell table:formula="of:=[.V11]/[.C11]" office:value-type="float" office:value="4.425" calcext:value-type="float">
            <text:p>4.43</text:p>
          </table:table-cell>
          <table:table-cell table:formula="of:=[.U11]/[.V11]" office:value-type="float" office:value="1.32203389830508" calcext:value-type="float">
            <text:p>1.32</text:p>
          </table:table-cell>
          <table:table-cell table:formula="of:=[.C11]+([.U11]/[.$W$48])" office:value-type="float" office:value="83.4666666666667" calcext:value-type="float">
            <text:p>83.47</text:p>
          </table:table-cell>
          <table:table-cell table:formula="of:=[.V11]/[.Z11]" office:value-type="float" office:value="4.24121405750799" calcext:value-type="float">
            <text:p>4.24</text:p>
          </table:table-cell>
          <table:table-cell table:formula="of:=[.C11]+[.U11]/[.$W$48]-[.V11]/[.$AA$48]" office:value-type="float" office:value="51.3354230377166" calcext:value-type="float">
            <text:p>51.34</text:p>
          </table:table-cell>
          <table:table-cell table:formula="of:=[.F11]/[.AB11]" office:value-type="float" office:value="0" calcext:value-type="float">
            <text:p>0.00</text:p>
          </table:table-cell>
          <table:table-cell table:formula="of:=1000*[.N11]/[.AB11]" office:value-type="float" office:value="0" calcext:value-type="float">
            <text:p>0.00</text:p>
          </table:table-cell>
          <table:table-cell table:formula="of:=[.P11]/[.AB11]" office:value-type="float" office:value="0" calcext:value-type="float">
            <text:p>0.00</text:p>
          </table:table-cell>
          <table:table-cell table:formula="of:=[.J11]/[.AB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3 Thermionic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2]+[.K12]+[.M12]-[.Q12]" office:value-type="float" office:value="720" calcext:value-type="float">
            <text:p>720</text:p>
          </table:table-cell>
          <table:table-cell table:formula="of:=[.I12]-[.G12]-[.L12]-[.O12]-[.R12]-[.S12]" office:value-type="float" office:value="300" calcext:value-type="float">
            <text:p>300</text:p>
          </table:table-cell>
          <table:table-cell table:formula="of:=[.U12]/[.C12]" office:value-type="float" office:value="13.0909090909091" calcext:value-type="float">
            <text:p>13.09</text:p>
          </table:table-cell>
          <table:table-cell table:formula="of:=[.V12]/[.C12]" office:value-type="float" office:value="5.45454545454545" calcext:value-type="float">
            <text:p>5.45</text:p>
          </table:table-cell>
          <table:table-cell table:formula="of:=[.U12]/[.V12]" office:value-type="float" office:value="2.4" calcext:value-type="float">
            <text:p>2.40</text:p>
          </table:table-cell>
          <table:table-cell table:formula="of:=[.C12]+([.U12]/[.$W$48])" office:value-type="float" office:value="60.3333333333333" calcext:value-type="float">
            <text:p>60.33</text:p>
          </table:table-cell>
          <table:table-cell table:formula="of:=[.V12]/[.Z12]" office:value-type="float" office:value="4.97237569060774" calcext:value-type="float">
            <text:p>4.97</text:p>
          </table:table-cell>
          <table:table-cell table:formula="of:=[.C12]+[.U12]/[.$W$48]-[.V12]/[.$AA$48]" office:value-type="float" office:value="33.1034658511723" calcext:value-type="float">
            <text:p>33.10</text:p>
          </table:table-cell>
          <table:table-cell table:formula="of:=[.F12]/[.AB12]" office:value-type="float" office:value="0" calcext:value-type="float">
            <text:p>0.00</text:p>
          </table:table-cell>
          <table:table-cell table:formula="of:=1000*[.N12]/[.AB12]" office:value-type="float" office:value="0" calcext:value-type="float">
            <text:p>0.00</text:p>
          </table:table-cell>
          <table:table-cell table:formula="of:=[.P12]/[.AB12]" office:value-type="float" office:value="0" calcext:value-type="float">
            <text:p>0.00</text:p>
          </table:table-cell>
          <table:table-cell table:formula="of:=[.J12]/[.AB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T-200 Nucleovoltaic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3]+[.K13]+[.M13]-[.Q13]" office:value-type="float" office:value="900" calcext:value-type="float">
            <text:p>900</text:p>
          </table:table-cell>
          <table:table-cell table:formula="of:=[.I13]-[.G13]-[.L13]-[.O13]-[.R13]-[.S13]" office:value-type="float" office:value="432" calcext:value-type="float">
            <text:p>432</text:p>
          </table:table-cell>
          <table:table-cell table:formula="of:=[.U13]/[.C13]" office:value-type="float" office:value="13.8461538461538" calcext:value-type="float">
            <text:p>13.85</text:p>
          </table:table-cell>
          <table:table-cell table:formula="of:=[.V13]/[.C13]" office:value-type="float" office:value="6.64615384615385" calcext:value-type="float">
            <text:p>6.65</text:p>
          </table:table-cell>
          <table:table-cell table:formula="of:=[.U13]/[.V13]" office:value-type="float" office:value="2.08333333333333" calcext:value-type="float">
            <text:p>2.08</text:p>
          </table:table-cell>
          <table:table-cell table:formula="of:=[.C13]+([.U13]/[.$W$48])" office:value-type="float" office:value="71.6666666666667" calcext:value-type="float">
            <text:p>71.67</text:p>
          </table:table-cell>
          <table:table-cell table:formula="of:=[.V13]/[.Z13]" office:value-type="float" office:value="6.02790697674419" calcext:value-type="float">
            <text:p>6.03</text:p>
          </table:table-cell>
          <table:table-cell table:formula="of:=[.C13]+[.U13]/[.$W$48]-[.V13]/[.$AA$48]" office:value-type="float" office:value="32.4556574923547" calcext:value-type="float">
            <text:p>32.46</text:p>
          </table:table-cell>
          <table:table-cell table:formula="of:=[.F13]/[.AB13]" office:value-type="float" office:value="0" calcext:value-type="float">
            <text:p>0.00</text:p>
          </table:table-cell>
          <table:table-cell table:formula="of:=1000*[.N13]/[.AB13]" office:value-type="float" office:value="0" calcext:value-type="float">
            <text:p>0.00</text:p>
          </table:table-cell>
          <table:table-cell table:formula="of:=[.P13]/[.AB13]" office:value-type="float" office:value="0" calcext:value-type="float">
            <text:p>0.00</text:p>
          </table:table-cell>
          <table:table-cell table:formula="of:=[.J13]/[.AB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warf Core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4]+[.K14]+[.M14]-[.Q14]" office:value-type="float" office:value="840" calcext:value-type="float">
            <text:p>840</text:p>
          </table:table-cell>
          <table:table-cell table:formula="of:=[.I14]-[.G14]-[.L14]-[.O14]-[.R14]-[.S14]" office:value-type="float" office:value="288" calcext:value-type="float">
            <text:p>288</text:p>
          </table:table-cell>
          <table:table-cell table:formula="of:=[.U14]/[.C14]" office:value-type="float" office:value="23.3333333333333" calcext:value-type="float">
            <text:p>23.33</text:p>
          </table:table-cell>
          <table:table-cell table:formula="of:=[.V14]/[.C14]" office:value-type="float" office:value="8" calcext:value-type="float">
            <text:p>8.00</text:p>
          </table:table-cell>
          <table:table-cell table:formula="of:=[.U14]/[.V14]" office:value-type="float" office:value="2.91666666666667" calcext:value-type="float">
            <text:p>2.92</text:p>
          </table:table-cell>
          <table:table-cell table:formula="of:=[.C14]+([.U14]/[.$W$48])" office:value-type="float" office:value="42.2222222222222" calcext:value-type="float">
            <text:p>42.22</text:p>
          </table:table-cell>
          <table:table-cell table:formula="of:=[.V14]/[.Z14]" office:value-type="float" office:value="6.82105263157895" calcext:value-type="float">
            <text:p>6.82</text:p>
          </table:table-cell>
          <table:table-cell table:formula="of:=[.C14]+[.U14]/[.$W$48]-[.V14]/[.$AA$48]" office:value-type="float" office:value="16.0815494393476" calcext:value-type="float">
            <text:p>16.08</text:p>
          </table:table-cell>
          <table:table-cell table:formula="of:=[.F14]/[.AB14]" office:value-type="float" office:value="0" calcext:value-type="float">
            <text:p>0.00</text:p>
          </table:table-cell>
          <table:table-cell table:formula="of:=1000*[.N14]/[.AB14]" office:value-type="float" office:value="0" calcext:value-type="float">
            <text:p>0.00</text:p>
          </table:table-cell>
          <table:table-cell table:formula="of:=[.P14]/[.AB14]" office:value-type="float" office:value="0" calcext:value-type="float">
            <text:p>0.00</text:p>
          </table:table-cell>
          <table:table-cell table:formula="of:=[.J14]/[.AB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ission Reactor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5]+[.K15]+[.M15]-[.Q15]" office:value-type="float" office:value="1500" calcext:value-type="float">
            <text:p>1500</text:p>
          </table:table-cell>
          <table:table-cell table:formula="of:=[.I15]-[.G15]-[.L15]-[.O15]-[.R15]-[.S15]" office:value-type="float" office:value="564" calcext:value-type="float">
            <text:p>564</text:p>
          </table:table-cell>
          <table:table-cell table:formula="of:=[.U15]/[.C15]" office:value-type="float" office:value="23.0769230769231" calcext:value-type="float">
            <text:p>23.08</text:p>
          </table:table-cell>
          <table:table-cell table:formula="of:=[.V15]/[.C15]" office:value-type="float" office:value="8.67692307692308" calcext:value-type="float">
            <text:p>8.68</text:p>
          </table:table-cell>
          <table:table-cell table:formula="of:=[.U15]/[.V15]" office:value-type="float" office:value="2.65957446808511" calcext:value-type="float">
            <text:p>2.66</text:p>
          </table:table-cell>
          <table:table-cell table:formula="of:=[.C15]+([.U15]/[.$W$48])" office:value-type="float" office:value="76.1111111111111" calcext:value-type="float">
            <text:p>76.11</text:p>
          </table:table-cell>
          <table:table-cell table:formula="of:=[.V15]/[.Z15]" office:value-type="float" office:value="7.41021897810219" calcext:value-type="float">
            <text:p>7.41</text:p>
          </table:table-cell>
          <table:table-cell table:formula="of:=[.C15]+[.U15]/[.$W$48]-[.V15]/[.$AA$48]" office:value-type="float" office:value="24.9189602446483" calcext:value-type="float">
            <text:p>24.92</text:p>
          </table:table-cell>
          <table:table-cell table:formula="of:=[.F15]/[.AB15]" office:value-type="float" office:value="0" calcext:value-type="float">
            <text:p>0.00</text:p>
          </table:table-cell>
          <table:table-cell table:formula="of:=1000*[.N15]/[.AB15]" office:value-type="float" office:value="0" calcext:value-type="float">
            <text:p>0.00</text:p>
          </table:table-cell>
          <table:table-cell table:formula="of:=[.P15]/[.AB15]" office:value-type="float" office:value="0" calcext:value-type="float">
            <text:p>0.00</text:p>
          </table:table-cell>
          <table:table-cell table:formula="of:=[.J15]/[.AB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reeder Reactor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6]+[.K16]+[.M16]-[.Q16]" office:value-type="float" office:value="2100" calcext:value-type="float">
            <text:p>2100</text:p>
          </table:table-cell>
          <table:table-cell table:formula="of:=[.I16]-[.G16]-[.L16]-[.O16]-[.R16]-[.S16]" office:value-type="float" office:value="768" calcext:value-type="float">
            <text:p>768</text:p>
          </table:table-cell>
          <table:table-cell table:formula="of:=[.U16]/[.C16]" office:value-type="float" office:value="26.25" calcext:value-type="float">
            <text:p>26.25</text:p>
          </table:table-cell>
          <table:table-cell table:formula="of:=[.V16]/[.C16]" office:value-type="float" office:value="9.6" calcext:value-type="float">
            <text:p>9.60</text:p>
          </table:table-cell>
          <table:table-cell table:formula="of:=[.U16]/[.V16]" office:value-type="float" office:value="2.734375" calcext:value-type="float">
            <text:p>2.73</text:p>
          </table:table-cell>
          <table:table-cell table:formula="of:=[.C16]+([.U16]/[.$W$48])" office:value-type="float" office:value="95.5555555555556" calcext:value-type="float">
            <text:p>95.56</text:p>
          </table:table-cell>
          <table:table-cell table:formula="of:=[.V16]/[.Z16]" office:value-type="float" office:value="8.03720930232558" calcext:value-type="float">
            <text:p>8.04</text:p>
          </table:table-cell>
          <table:table-cell table:formula="of:=[.C16]+[.U16]/[.$W$48]-[.V16]/[.$AA$48]" office:value-type="float" office:value="25.8470948012232" calcext:value-type="float">
            <text:p>25.85</text:p>
          </table:table-cell>
          <table:table-cell table:formula="of:=[.F16]/[.AB16]" office:value-type="float" office:value="0" calcext:value-type="float">
            <text:p>0.00</text:p>
          </table:table-cell>
          <table:table-cell table:formula="of:=1000*[.N16]/[.AB16]" office:value-type="float" office:value="0" calcext:value-type="float">
            <text:p>0.00</text:p>
          </table:table-cell>
          <table:table-cell table:formula="of:=[.P16]/[.AB16]" office:value-type="float" office:value="0" calcext:value-type="float">
            <text:p>0.00</text:p>
          </table:table-cell>
          <table:table-cell table:formula="of:=[.J16]/[.AB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sion Reactor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7]+[.K17]+[.M17]-[.Q17]" office:value-type="float" office:value="2400" calcext:value-type="float">
            <text:p>2400</text:p>
          </table:table-cell>
          <table:table-cell table:formula="of:=[.I17]-[.G17]-[.L17]-[.O17]-[.R17]-[.S17]" office:value-type="float" office:value="1092" calcext:value-type="float">
            <text:p>1092</text:p>
          </table:table-cell>
          <table:table-cell table:formula="of:=[.U17]/[.C17]" office:value-type="float" office:value="24" calcext:value-type="float">
            <text:p>24.00</text:p>
          </table:table-cell>
          <table:table-cell table:formula="of:=[.V17]/[.C17]" office:value-type="float" office:value="10.92" calcext:value-type="float">
            <text:p>10.92</text:p>
          </table:table-cell>
          <table:table-cell table:formula="of:=[.U17]/[.V17]" office:value-type="float" office:value="2.1978021978022" calcext:value-type="float">
            <text:p>2.20</text:p>
          </table:table-cell>
          <table:table-cell table:formula="of:=[.C17]+([.U17]/[.$W$48])" office:value-type="float" office:value="117.777777777778" calcext:value-type="float">
            <text:p>117.78</text:p>
          </table:table-cell>
          <table:table-cell table:formula="of:=[.V17]/[.Z17]" office:value-type="float" office:value="9.27169811320755" calcext:value-type="float">
            <text:p>9.27</text:p>
          </table:table-cell>
          <table:table-cell table:formula="of:=[.C17]+[.U17]/[.$W$48]-[.V17]/[.$AA$48]" office:value-type="float" office:value="18.6610601427115" calcext:value-type="float">
            <text:p>18.66</text:p>
          </table:table-cell>
          <table:table-cell table:formula="of:=[.F17]/[.AB17]" office:value-type="float" office:value="0" calcext:value-type="float">
            <text:p>0.00</text:p>
          </table:table-cell>
          <table:table-cell table:formula="of:=1000*[.N17]/[.AB17]" office:value-type="float" office:value="0" calcext:value-type="float">
            <text:p>0.00</text:p>
          </table:table-cell>
          <table:table-cell table:formula="of:=[.P17]/[.AB17]" office:value-type="float" office:value="0" calcext:value-type="float">
            <text:p>0.00</text:p>
          </table:table-cell>
          <table:table-cell table:formula="of:=[.J17]/[.AB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rmageddon Core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18]+[.K18]+[.M18]-[.Q18]" office:value-type="float" office:value="4200" calcext:value-type="float">
            <text:p>4200</text:p>
          </table:table-cell>
          <table:table-cell table:formula="of:=[.I18]-[.G18]-[.L18]-[.O18]-[.R18]-[.S18]" office:value-type="float" office:value="1452" calcext:value-type="float">
            <text:p>1452</text:p>
          </table:table-cell>
          <table:table-cell table:formula="of:=[.U18]/[.C18]" office:value-type="float" office:value="32.3076923076923" calcext:value-type="float">
            <text:p>32.31</text:p>
          </table:table-cell>
          <table:table-cell table:formula="of:=[.V18]/[.C18]" office:value-type="float" office:value="11.1692307692308" calcext:value-type="float">
            <text:p>11.17</text:p>
          </table:table-cell>
          <table:table-cell table:formula="of:=[.U18]/[.V18]" office:value-type="float" office:value="2.89256198347107" calcext:value-type="float">
            <text:p>2.89</text:p>
          </table:table-cell>
          <table:table-cell table:formula="of:=[.C18]+([.U18]/[.$W$48])" office:value-type="float" office:value="161.111111111111" calcext:value-type="float">
            <text:p>161.11</text:p>
          </table:table-cell>
          <table:table-cell table:formula="of:=[.V18]/[.Z18]" office:value-type="float" office:value="9.01241379310345" calcext:value-type="float">
            <text:p>9.01</text:p>
          </table:table-cell>
          <table:table-cell table:formula="of:=[.C18]+[.U18]/[.$W$48]-[.V18]/[.$AA$48]" office:value-type="float" office:value="29.3185524974516" calcext:value-type="float">
            <text:p>29.32</text:p>
          </table:table-cell>
          <table:table-cell table:formula="of:=[.F18]/[.AB18]" office:value-type="float" office:value="0" calcext:value-type="float">
            <text:p>0.00</text:p>
          </table:table-cell>
          <table:table-cell table:formula="of:=1000*[.N18]/[.AB18]" office:value-type="float" office:value="0" calcext:value-type="float">
            <text:p>0.00</text:p>
          </table:table-cell>
          <table:table-cell table:formula="of:=[.P18]/[.AB18]" office:value-type="float" office:value="0" calcext:value-type="float">
            <text:p>0.00</text:p>
          </table:table-cell>
          <table:table-cell table:formula="of:=[.J18]/[.AB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P576a Battery Pack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H19]+[.K19]+[.M19]-[.Q19]" office:value-type="float" office:value="0" calcext:value-type="float">
            <text:p>0</text:p>
          </table:table-cell>
          <table:table-cell table:formula="of:=[.I19]-[.G19]-[.L19]-[.O19]-[.R19]-[.S19]" office:value-type="float" office:value="0" calcext:value-type="float">
            <text:p>0</text:p>
          </table:table-cell>
          <table:table-cell table:formula="of:=[.U19]/[.C19]" office:value-type="float" office:value="0" calcext:value-type="float">
            <text:p>0.00</text:p>
          </table:table-cell>
          <table:table-cell table:formula="of:=[.V19]/[.C19]" office:value-type="float" office:value="0" calcext:value-type="float">
            <text:p>0.00</text:p>
          </table:table-cell>
          <table:table-cell table:formula="of:=[.U19]/[.V19]" office:value-type="string" office:string-value="" calcext:value-type="error">
            <text:p>#DIV/0!</text:p>
          </table:table-cell>
          <table:table-cell table:formula="of:=[.C19]+([.U19]/[.$W$48])" office:value-type="float" office:value="160" calcext:value-type="float">
            <text:p>160.00</text:p>
          </table:table-cell>
          <table:table-cell table:formula="of:=[.V19]/[.Z19]" office:value-type="float" office:value="0" calcext:value-type="float">
            <text:p>0.00</text:p>
          </table:table-cell>
          <table:table-cell table:formula="of:=[.C19]+[.U19]/[.$W$48]-[.V19]/[.$AA$48]" office:value-type="float" office:value="160" calcext:value-type="float">
            <text:p>160.00</text:p>
          </table:table-cell>
          <table:table-cell table:formula="of:=[.F19]/[.AB19]" office:value-type="float" office:value="0" calcext:value-type="float">
            <text:p>0.00</text:p>
          </table:table-cell>
          <table:table-cell table:formula="of:=1000*[.N19]/[.AB19]" office:value-type="float" office:value="0" calcext:value-type="float">
            <text:p>0.00</text:p>
          </table:table-cell>
          <table:table-cell table:formula="of:=[.P19]/[.AB19]" office:value-type="float" office:value="0" calcext:value-type="float">
            <text:p>0.00</text:p>
          </table:table-cell>
          <table:table-cell table:formula="of:=[.J19]/[.AB19]" office:value-type="float" office:value="143.75" calcext:value-type="float">
            <text:p>143.75</text:p>
          </table:table-cell>
        </table:table-row>
        <table:table-row table:style-name="ro1">
          <table:table-cell office:value-type="string" calcext:value-type="string">
            <text:p>Geode Reactor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20]+[.K20]+[.M20]-[.Q20]" office:value-type="float" office:value="1272" calcext:value-type="float">
            <text:p>1272</text:p>
          </table:table-cell>
          <table:table-cell table:formula="of:=[.I20]-[.G20]-[.L20]-[.O20]-[.R20]-[.S20]" office:value-type="float" office:value="534" calcext:value-type="float">
            <text:p>534</text:p>
          </table:table-cell>
          <table:table-cell table:formula="of:=[.U20]/[.C20]" office:value-type="float" office:value="21.9310344827586" calcext:value-type="float">
            <text:p>21.93</text:p>
          </table:table-cell>
          <table:table-cell table:formula="of:=[.V20]/[.C20]" office:value-type="float" office:value="9.20689655172414" calcext:value-type="float">
            <text:p>9.21</text:p>
          </table:table-cell>
          <table:table-cell table:formula="of:=[.U20]/[.V20]" office:value-type="float" office:value="2.38202247191011" calcext:value-type="float">
            <text:p>2.38</text:p>
          </table:table-cell>
          <table:table-cell table:formula="of:=[.C20]+([.U20]/[.$W$48])" office:value-type="float" office:value="67.4222222222222" calcext:value-type="float">
            <text:p>67.42</text:p>
          </table:table-cell>
          <table:table-cell table:formula="of:=[.V20]/[.Z20]" office:value-type="float" office:value="7.92023731048121" calcext:value-type="float">
            <text:p>7.92</text:p>
          </table:table-cell>
          <table:table-cell table:formula="of:=[.C20]+[.U20]/[.$W$48]-[.V20]/[.$AA$48]" office:value-type="float" office:value="18.9530581039755" calcext:value-type="float">
            <text:p>18.95</text:p>
          </table:table-cell>
          <table:table-cell table:formula="of:=[.F20]/[.AB20]" office:value-type="float" office:value="0" calcext:value-type="float">
            <text:p>0.00</text:p>
          </table:table-cell>
          <table:table-cell table:formula="of:=1000*[.N20]/[.AB20]" office:value-type="float" office:value="0" calcext:value-type="float">
            <text:p>0.00</text:p>
          </table:table-cell>
          <table:table-cell table:formula="of:=[.P20]/[.AB20]" office:value-type="float" office:value="0" calcext:value-type="float">
            <text:p>0.00</text:p>
          </table:table-cell>
          <table:table-cell table:formula="of:=[.J20]/[.AB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oulder Reactor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21]+[.K21]+[.M21]-[.Q21]" office:value-type="float" office:value="2040" calcext:value-type="float">
            <text:p>2040</text:p>
          </table:table-cell>
          <table:table-cell table:formula="of:=[.I21]-[.G21]-[.L21]-[.O21]-[.R21]-[.S21]" office:value-type="float" office:value="1038" calcext:value-type="float">
            <text:p>1038</text:p>
          </table:table-cell>
          <table:table-cell table:formula="of:=[.U21]/[.C21]" office:value-type="float" office:value="22.6666666666667" calcext:value-type="float">
            <text:p>22.67</text:p>
          </table:table-cell>
          <table:table-cell table:formula="of:=[.V21]/[.C21]" office:value-type="float" office:value="11.5333333333333" calcext:value-type="float">
            <text:p>11.53</text:p>
          </table:table-cell>
          <table:table-cell table:formula="of:=[.U21]/[.V21]" office:value-type="float" office:value="1.96531791907514" calcext:value-type="float">
            <text:p>1.97</text:p>
          </table:table-cell>
          <table:table-cell table:formula="of:=[.C21]+([.U21]/[.$W$48])" office:value-type="float" office:value="105.111111111111" calcext:value-type="float">
            <text:p>105.11</text:p>
          </table:table-cell>
          <table:table-cell table:formula="of:=[.V21]/[.Z21]" office:value-type="float" office:value="9.87526427061311" calcext:value-type="float">
            <text:p>9.88</text:p>
          </table:table-cell>
          <table:table-cell table:formula="of:=[.C21]+[.U21]/[.$W$48]-[.V21]/[.$AA$48]" office:value-type="float" office:value="10.8957696228338" calcext:value-type="float">
            <text:p>10.90</text:p>
          </table:table-cell>
          <table:table-cell table:formula="of:=[.F21]/[.AB21]" office:value-type="float" office:value="0" calcext:value-type="float">
            <text:p>0.00</text:p>
          </table:table-cell>
          <table:table-cell table:formula="of:=1000*[.N21]/[.AB21]" office:value-type="float" office:value="0" calcext:value-type="float">
            <text:p>0.00</text:p>
          </table:table-cell>
          <table:table-cell table:formula="of:=[.P21]/[.AB21]" office:value-type="float" office:value="0" calcext:value-type="float">
            <text:p>0.00</text:p>
          </table:table-cell>
          <table:table-cell table:formula="of:=[.J21]/[.AB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ai Valley Batteries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777" calcext:value-type="float">
            <text:p>1777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H22]+[.K22]+[.M22]-[.Q22]" office:value-type="float" office:value="0" calcext:value-type="float">
            <text:p>0</text:p>
          </table:table-cell>
          <table:table-cell table:formula="of:=[.I22]-[.G22]-[.L22]-[.O22]-[.R22]-[.S22]" office:value-type="float" office:value="0" calcext:value-type="float">
            <text:p>0</text:p>
          </table:table-cell>
          <table:table-cell table:formula="of:=[.U22]/[.C22]" office:value-type="float" office:value="0" calcext:value-type="float">
            <text:p>0.00</text:p>
          </table:table-cell>
          <table:table-cell table:formula="of:=[.V22]/[.C22]" office:value-type="float" office:value="0" calcext:value-type="float">
            <text:p>0.00</text:p>
          </table:table-cell>
          <table:table-cell table:formula="of:=[.U22]/[.V22]" office:value-type="string" office:string-value="" calcext:value-type="error">
            <text:p>#DIV/0!</text:p>
          </table:table-cell>
          <table:table-cell table:formula="of:=[.C22]+([.U22]/[.$W$48])" office:value-type="float" office:value="120" calcext:value-type="float">
            <text:p>120.00</text:p>
          </table:table-cell>
          <table:table-cell table:formula="of:=[.V22]/[.Z22]" office:value-type="float" office:value="0" calcext:value-type="float">
            <text:p>0.00</text:p>
          </table:table-cell>
          <table:table-cell table:formula="of:=[.C22]+[.U22]/[.$W$48]-[.V22]/[.$AA$48]" office:value-type="float" office:value="120" calcext:value-type="float">
            <text:p>120.00</text:p>
          </table:table-cell>
          <table:table-cell table:formula="of:=[.F22]/[.AB22]" office:value-type="float" office:value="0" calcext:value-type="float">
            <text:p>0.00</text:p>
          </table:table-cell>
          <table:table-cell table:formula="of:=1000*[.N22]/[.AB22]" office:value-type="float" office:value="0" calcext:value-type="float">
            <text:p>0.00</text:p>
          </table:table-cell>
          <table:table-cell table:formula="of:=[.P22]/[.AB22]" office:value-type="float" office:value="0" calcext:value-type="float">
            <text:p>0.00</text:p>
          </table:table-cell>
          <table:table-cell table:formula="of:=[.J22]/[.AB22]" office:value-type="float" office:value="148.141666666667" calcext:value-type="float">
            <text:p>148.14</text:p>
          </table:table-cell>
        </table:table-row>
        <table:table-row table:style-name="ro1">
          <table:table-cell office:value-type="string" calcext:value-type="string">
            <text:p>Epoch Cell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23]+[.K23]+[.M23]-[.Q23]" office:value-type="float" office:value="1188" calcext:value-type="float">
            <text:p>1188</text:p>
          </table:table-cell>
          <table:table-cell table:formula="of:=[.I23]-[.G23]-[.L23]-[.O23]-[.R23]-[.S23]" office:value-type="float" office:value="762" calcext:value-type="float">
            <text:p>762</text:p>
          </table:table-cell>
          <table:table-cell table:formula="of:=[.U23]/[.C23]" office:value-type="float" office:value="12.1224489795918" calcext:value-type="float">
            <text:p>12.12</text:p>
          </table:table-cell>
          <table:table-cell table:formula="of:=[.V23]/[.C23]" office:value-type="float" office:value="7.77551020408163" calcext:value-type="float">
            <text:p>7.78</text:p>
          </table:table-cell>
          <table:table-cell table:formula="of:=[.U23]/[.V23]" office:value-type="float" office:value="1.55905511811024" calcext:value-type="float">
            <text:p>1.56</text:p>
          </table:table-cell>
          <table:table-cell table:formula="of:=[.C23]+([.U23]/[.$W$48])" office:value-type="float" office:value="106.8" calcext:value-type="float">
            <text:p>106.80</text:p>
          </table:table-cell>
          <table:table-cell table:formula="of:=[.V23]/[.Z23]" office:value-type="float" office:value="7.13483146067416" calcext:value-type="float">
            <text:p>7.13</text:p>
          </table:table-cell>
          <table:table-cell table:formula="of:=[.C23]+[.U23]/[.$W$48]-[.V23]/[.$AA$48]" office:value-type="float" office:value="37.6361365953109" calcext:value-type="float">
            <text:p>37.64</text:p>
          </table:table-cell>
          <table:table-cell table:formula="of:=[.F23]/[.AB23]" office:value-type="float" office:value="0" calcext:value-type="float">
            <text:p>0.00</text:p>
          </table:table-cell>
          <table:table-cell table:formula="of:=1000*[.N23]/[.AB23]" office:value-type="float" office:value="0" calcext:value-type="float">
            <text:p>0.00</text:p>
          </table:table-cell>
          <table:table-cell table:formula="of:=[.P23]/[.AB23]" office:value-type="float" office:value="0" calcext:value-type="float">
            <text:p>0.00</text:p>
          </table:table-cell>
          <table:table-cell table:formula="of:=[.J23]/[.AB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eon Cell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24]+[.K24]+[.M24]-[.Q24]" office:value-type="float" office:value="1890" calcext:value-type="float">
            <text:p>1890</text:p>
          </table:table-cell>
          <table:table-cell table:formula="of:=[.I24]-[.G24]-[.L24]-[.O24]-[.R24]-[.S24]" office:value-type="float" office:value="1296" calcext:value-type="float">
            <text:p>1296</text:p>
          </table:table-cell>
          <table:table-cell table:formula="of:=[.U24]/[.C24]" office:value-type="float" office:value="11.8125" calcext:value-type="float">
            <text:p>11.81</text:p>
          </table:table-cell>
          <table:table-cell table:formula="of:=[.V24]/[.C24]" office:value-type="float" office:value="8.1" calcext:value-type="float">
            <text:p>8.10</text:p>
          </table:table-cell>
          <table:table-cell table:formula="of:=[.U24]/[.V24]" office:value-type="float" office:value="1.45833333333333" calcext:value-type="float">
            <text:p>1.46</text:p>
          </table:table-cell>
          <table:table-cell table:formula="of:=[.C24]+([.U24]/[.$W$48])" office:value-type="float" office:value="174" calcext:value-type="float">
            <text:p>174.00</text:p>
          </table:table-cell>
          <table:table-cell table:formula="of:=[.V24]/[.Z24]" office:value-type="float" office:value="7.44827586206897" calcext:value-type="float">
            <text:p>7.45</text:p>
          </table:table-cell>
          <table:table-cell table:formula="of:=[.C24]+[.U24]/[.$W$48]-[.V24]/[.$AA$48]" office:value-type="float" office:value="56.3669724770642" calcext:value-type="float">
            <text:p>56.37</text:p>
          </table:table-cell>
          <table:table-cell table:formula="of:=[.F24]/[.AB24]" office:value-type="float" office:value="0" calcext:value-type="float">
            <text:p>0.00</text:p>
          </table:table-cell>
          <table:table-cell table:formula="of:=1000*[.N24]/[.AB24]" office:value-type="float" office:value="0" calcext:value-type="float">
            <text:p>0.00</text:p>
          </table:table-cell>
          <table:table-cell table:formula="of:=[.P24]/[.AB24]" office:value-type="float" office:value="0" calcext:value-type="float">
            <text:p>0.00</text:p>
          </table:table-cell>
          <table:table-cell table:formula="of:=[.J24]/[.AB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rystal Capacitor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H25]+[.K25]+[.M25]-[.Q25]" office:value-type="float" office:value="24" calcext:value-type="float">
            <text:p>24</text:p>
          </table:table-cell>
          <table:table-cell table:formula="of:=[.I25]-[.G25]-[.L25]-[.O25]-[.R25]-[.S25]" office:value-type="float" office:value="-24" calcext:value-type="float">
            <text:p>-24</text:p>
          </table:table-cell>
          <table:table-cell table:formula="of:=[.U25]/[.C25]" office:value-type="float" office:value="2" calcext:value-type="float">
            <text:p>2.00</text:p>
          </table:table-cell>
          <table:table-cell table:formula="of:=[.V25]/[.C25]" office:value-type="float" office:value="-2" calcext:value-type="float">
            <text:p>-2.00</text:p>
          </table:table-cell>
          <table:table-cell table:formula="of:=[.U25]/[.V25]" office:value-type="float" office:value="-1" calcext:value-type="float">
            <text:p>-1.00</text:p>
          </table:table-cell>
          <table:table-cell table:formula="of:=[.C25]+([.U25]/[.$W$48])" office:value-type="float" office:value="12.1777777777778" calcext:value-type="float">
            <text:p>12.18</text:p>
          </table:table-cell>
          <table:table-cell table:formula="of:=[.V25]/[.Z25]" office:value-type="float" office:value="-1.97080291970803" calcext:value-type="float">
            <text:p>-1.97</text:p>
          </table:table-cell>
          <table:table-cell table:formula="of:=[.C25]+[.U25]/[.$W$48]-[.V25]/[.$AA$48]" office:value-type="float" office:value="14.3561671763507" calcext:value-type="float">
            <text:p>14.36</text:p>
          </table:table-cell>
          <table:table-cell table:formula="of:=[.F25]/[.AB25]" office:value-type="float" office:value="0" calcext:value-type="float">
            <text:p>0.00</text:p>
          </table:table-cell>
          <table:table-cell table:formula="of:=1000*[.N25]/[.AB25]" office:value-type="float" office:value="0" calcext:value-type="float">
            <text:p>0.00</text:p>
          </table:table-cell>
          <table:table-cell table:formula="of:=[.P25]/[.AB25]" office:value-type="float" office:value="0" calcext:value-type="float">
            <text:p>0.00</text:p>
          </table:table-cell>
          <table:table-cell table:formula="of:=[.J25]/[.AB25]" office:value-type="float" office:value="236.832014996379" calcext:value-type="float">
            <text:p>236.83</text:p>
          </table:table-cell>
        </table:table-row>
        <table:table-row table:style-name="ro1">
          <table:table-cell office:value-type="string" calcext:value-type="string">
            <text:p>Blue Sun Reactor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 office:value-type="float" office:value="8900" calcext:value-type="float">
            <text:p>8900</text:p>
          </table:table-cell>
          <table:table-cell office:value-type="float" office:value="2340" calcext:value-type="float">
            <text:p>234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26]+[.K26]+[.M26]-[.Q26]" office:value-type="float" office:value="2340" calcext:value-type="float">
            <text:p>2340</text:p>
          </table:table-cell>
          <table:table-cell table:formula="of:=[.I26]-[.G26]-[.L26]-[.O26]-[.R26]-[.S26]" office:value-type="float" office:value="1878" calcext:value-type="float">
            <text:p>1878</text:p>
          </table:table-cell>
          <table:table-cell table:formula="of:=[.U26]/[.C26]" office:value-type="float" office:value="15.3947368421053" calcext:value-type="float">
            <text:p>15.39</text:p>
          </table:table-cell>
          <table:table-cell table:formula="of:=[.V26]/[.C26]" office:value-type="float" office:value="12.3552631578947" calcext:value-type="float">
            <text:p>12.36</text:p>
          </table:table-cell>
          <table:table-cell table:formula="of:=[.U26]/[.V26]" office:value-type="float" office:value="1.24600638977636" calcext:value-type="float">
            <text:p>1.25</text:p>
          </table:table-cell>
          <table:table-cell table:formula="of:=[.C26]+([.U26]/[.$W$48])" office:value-type="float" office:value="169.333333333333" calcext:value-type="float">
            <text:p>169.33</text:p>
          </table:table-cell>
          <table:table-cell table:formula="of:=[.V26]/[.Z26]" office:value-type="float" office:value="11.0905511811024" calcext:value-type="float">
            <text:p>11.09</text:p>
          </table:table-cell>
          <table:table-cell table:formula="of:=[.C26]+[.U26]/[.$W$48]-[.V26]/[.$AA$48]" office:value-type="float" office:value="-1.12563710499489" calcext:value-type="float">
            <text:p>-1.13</text:p>
          </table:table-cell>
          <table:table-cell table:formula="of:=[.F26]/[.AB26]" office:value-type="float" office:value="-0" calcext:value-type="float">
            <text:p>0.00</text:p>
          </table:table-cell>
          <table:table-cell table:formula="of:=1000*[.N26]/[.AB26]" office:value-type="float" office:value="-0" calcext:value-type="float">
            <text:p>0.00</text:p>
          </table:table-cell>
          <table:table-cell table:formula="of:=[.P26]/[.AB26]" office:value-type="float" office:value="-0" calcext:value-type="float">
            <text:p>0.00</text:p>
          </table:table-cell>
          <table:table-cell table:formula="of:=[.J26]/[.AB26]" office:value-type="float" office:value="-7906.6334616256" calcext:value-type="float">
            <text:p>-7,906.63</text:p>
          </table:table-cell>
        </table:table-row>
        <table:table-row table:style-name="ro1">
          <table:table-cell office:value-type="string" calcext:value-type="string">
            <text:p>Triple Plasma Core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9240" calcext:value-type="float">
            <text:p>924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27]+[.K27]+[.M27]-[.Q27]" office:value-type="float" office:value="9240" calcext:value-type="float">
            <text:p>9240</text:p>
          </table:table-cell>
          <table:table-cell table:formula="of:=[.I27]-[.G27]-[.L27]-[.O27]-[.R27]-[.S27]" office:value-type="float" office:value="2616" calcext:value-type="float">
            <text:p>2616</text:p>
          </table:table-cell>
          <table:table-cell table:formula="of:=[.U27]/[.C27]" office:value-type="float" office:value="54.6745562130178" calcext:value-type="float">
            <text:p>54.67</text:p>
          </table:table-cell>
          <table:table-cell table:formula="of:=[.V27]/[.C27]" office:value-type="float" office:value="15.4792899408284" calcext:value-type="float">
            <text:p>15.48</text:p>
          </table:table-cell>
          <table:table-cell table:formula="of:=[.U27]/[.V27]" office:value-type="float" office:value="3.53211009174312" calcext:value-type="float">
            <text:p>3.53</text:p>
          </table:table-cell>
          <table:table-cell table:formula="of:=[.C27]+([.U27]/[.$W$48])" office:value-type="float" office:value="237.444444444444" calcext:value-type="float">
            <text:p>237.44</text:p>
          </table:table-cell>
          <table:table-cell table:formula="of:=[.V27]/[.Z27]" office:value-type="float" office:value="11.017313991577" calcext:value-type="float">
            <text:p>11.02</text:p>
          </table:table-cell>
          <table:table-cell table:formula="of:=[.C27]+[.U27]/[.$W$48]-[.V27]/[.$AA$48]" office:value-type="float" office:value="0" calcext:value-type="float">
            <text:p>0.00</text:p>
          </table:table-cell>
          <table:table-cell table:formula="of:=[.F27]/[.AB27]" office:value-type="string" office:string-value="" calcext:value-type="error">
            <text:p>#DIV/0!</text:p>
          </table:table-cell>
          <table:table-cell table:formula="of:=1000*[.N27]/[.AB27]" office:value-type="string" office:string-value="" calcext:value-type="error">
            <text:p>#DIV/0!</text:p>
          </table:table-cell>
          <table:table-cell table:formula="of:=[.P27]/[.AB27]" office:value-type="string" office:string-value="" calcext:value-type="error">
            <text:p>#DIV/0!</text:p>
          </table:table-cell>
          <table:table-cell table:formula="of:=[.J27]/[.AB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enerator (Inferno Class)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H28]+[.K28]+[.M28]-[.Q28]" office:value-type="float" office:value="1620" calcext:value-type="float">
            <text:p>1620</text:p>
          </table:table-cell>
          <table:table-cell table:formula="of:=[.I28]-[.G28]-[.L28]-[.O28]-[.R28]-[.S28]" office:value-type="float" office:value="624" calcext:value-type="float">
            <text:p>624</text:p>
          </table:table-cell>
          <table:table-cell table:formula="of:=[.U28]/[.C28]" office:value-type="float" office:value="22.8169014084507" calcext:value-type="float">
            <text:p>22.82</text:p>
          </table:table-cell>
          <table:table-cell table:formula="of:=[.V28]/[.C28]" office:value-type="float" office:value="8.7887323943662" calcext:value-type="float">
            <text:p>8.79</text:p>
          </table:table-cell>
          <table:table-cell table:formula="of:=[.U28]/[.V28]" office:value-type="float" office:value="2.59615384615385" calcext:value-type="float">
            <text:p>2.60</text:p>
          </table:table-cell>
          <table:table-cell table:formula="of:=[.C28]+([.U28]/[.$W$48])" office:value-type="float" office:value="83" calcext:value-type="float">
            <text:p>83.00</text:p>
          </table:table-cell>
          <table:table-cell table:formula="of:=[.V28]/[.Z28]" office:value-type="float" office:value="7.51807228915663" calcext:value-type="float">
            <text:p>7.52</text:p>
          </table:table-cell>
          <table:table-cell table:formula="of:=[.C28]+[.U28]/[.$W$48]-[.V28]/[.$AA$48]" office:value-type="float" office:value="26.361875637105" calcext:value-type="float">
            <text:p>26.36</text:p>
          </table:table-cell>
          <table:table-cell table:formula="of:=[.F28]/[.AB28]" office:value-type="float" office:value="0" calcext:value-type="float">
            <text:p>0.00</text:p>
          </table:table-cell>
          <table:table-cell table:formula="of:=1000*[.N28]/[.AB28]" office:value-type="float" office:value="0" calcext:value-type="float">
            <text:p>0.00</text:p>
          </table:table-cell>
          <table:table-cell table:formula="of:=[.P28]/[.AB28]" office:value-type="float" office:value="0" calcext:value-type="float">
            <text:p>0.00</text:p>
          </table:table-cell>
          <table:table-cell table:formula="of:=[.J28]/[.AB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arge Battery Modul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H29]+[.K29]+[.M29]-[.Q29]" office:value-type="float" office:value="0" calcext:value-type="float">
            <text:p>0</text:p>
          </table:table-cell>
          <table:table-cell table:formula="of:=[.I29]-[.G29]-[.L29]-[.O29]-[.R29]-[.S29]" office:value-type="float" office:value="0" calcext:value-type="float">
            <text:p>0</text:p>
          </table:table-cell>
          <table:table-cell table:formula="of:=[.U29]/[.C29]" office:value-type="float" office:value="0" calcext:value-type="float">
            <text:p>0.00</text:p>
          </table:table-cell>
          <table:table-cell table:formula="of:=[.V29]/[.C29]" office:value-type="float" office:value="0" calcext:value-type="float">
            <text:p>0.00</text:p>
          </table:table-cell>
          <table:table-cell table:formula="of:=[.U29]/[.V29]" office:value-type="string" office:string-value="" calcext:value-type="error">
            <text:p>#DIV/0!</text:p>
          </table:table-cell>
          <table:table-cell table:formula="of:=[.C29]+([.U29]/[.$W$48])" office:value-type="float" office:value="18" calcext:value-type="float">
            <text:p>18.00</text:p>
          </table:table-cell>
          <table:table-cell table:formula="of:=[.V29]/[.Z29]" office:value-type="float" office:value="0" calcext:value-type="float">
            <text:p>0.00</text:p>
          </table:table-cell>
          <table:table-cell table:formula="of:=[.C29]+[.U29]/[.$W$48]-[.V29]/[.$AA$48]" office:value-type="float" office:value="18" calcext:value-type="float">
            <text:p>18.00</text:p>
          </table:table-cell>
          <table:table-cell table:formula="of:=[.F29]/[.AB29]" office:value-type="float" office:value="0" calcext:value-type="float">
            <text:p>0.00</text:p>
          </table:table-cell>
          <table:table-cell table:formula="of:=1000*[.N29]/[.AB29]" office:value-type="float" office:value="0" calcext:value-type="float">
            <text:p>0.00</text:p>
          </table:table-cell>
          <table:table-cell table:formula="of:=[.P29]/[.AB29]" office:value-type="float" office:value="0" calcext:value-type="float">
            <text:p>0.00</text:p>
          </table:table-cell>
          <table:table-cell table:formula="of:=[.J29]/[.AB29]" office:value-type="float" office:value="250" calcext:value-type="float">
            <text:p>250.00</text:p>
          </table:table-cell>
        </table:table-row>
        <table:table-row table:style-name="ro1">
          <table:table-cell office:value-type="string" calcext:value-type="string">
            <text:p>Systems Core (Small)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H30]+[.K30]+[.M30]-[.Q30]" office:value-type="float" office:value="18" calcext:value-type="float">
            <text:p>18</text:p>
          </table:table-cell>
          <table:table-cell table:formula="of:=[.I30]-[.G30]-[.L30]-[.O30]-[.R30]-[.S30]" office:value-type="float" office:value="-156" calcext:value-type="float">
            <text:p>-156</text:p>
          </table:table-cell>
          <table:table-cell table:formula="of:=[.U30]/[.C30]" office:value-type="float" office:value="0.580645161290323" calcext:value-type="float">
            <text:p>0.58</text:p>
          </table:table-cell>
          <table:table-cell table:formula="of:=[.V30]/[.C30]" office:value-type="float" office:value="-5.03225806451613" calcext:value-type="float">
            <text:p>-5.03</text:p>
          </table:table-cell>
          <table:table-cell table:formula="of:=[.U30]/[.V30]" office:value-type="float" office:value="-0.115384615384615" calcext:value-type="float">
            <text:p>-0.12</text:p>
          </table:table-cell>
          <table:table-cell table:formula="of:=[.C30]+([.U30]/[.$W$48])" office:value-type="float" office:value="31.1333333333333" calcext:value-type="float">
            <text:p>31.13</text:p>
          </table:table-cell>
          <table:table-cell table:formula="of:=[.V30]/[.Z30]" office:value-type="float" office:value="-5.01070663811563" calcext:value-type="float">
            <text:p>-5.01</text:p>
          </table:table-cell>
          <table:table-cell table:formula="of:=[.C30]+[.U30]/[.$W$48]-[.V30]/[.$AA$48]" office:value-type="float" office:value="45.2928644240571" calcext:value-type="float">
            <text:p>45.29</text:p>
          </table:table-cell>
          <table:table-cell table:formula="of:=[.F30]/[.AB30]" office:value-type="float" office:value="0" calcext:value-type="float">
            <text:p>0.00</text:p>
          </table:table-cell>
          <table:table-cell table:formula="of:=1000*[.N30]/[.AB30]" office:value-type="float" office:value="264.942395509573" calcext:value-type="float">
            <text:p>264.94</text:p>
          </table:table-cell>
          <table:table-cell table:formula="of:=[.P30]/[.AB30]" office:value-type="float" office:value="2.11953916407658" calcext:value-type="float">
            <text:p>2.12</text:p>
          </table:table-cell>
          <table:table-cell table:formula="of:=[.J30]/[.AB30]" office:value-type="float" office:value="28.7020928468704" calcext:value-type="float">
            <text:p>28.70</text:p>
          </table:table-cell>
        </table:table-row>
        <table:table-row table:style-name="ro1">
          <table:table-cell office:value-type="string" calcext:value-type="string">
            <text:p>System Core (Medium)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H31]+[.K31]+[.M31]-[.Q31]" office:value-type="float" office:value="36" calcext:value-type="float">
            <text:p>36</text:p>
          </table:table-cell>
          <table:table-cell table:formula="of:=[.I31]-[.G31]-[.L31]-[.O31]-[.R31]-[.S31]" office:value-type="float" office:value="-300" calcext:value-type="float">
            <text:p>-300</text:p>
          </table:table-cell>
          <table:table-cell table:formula="of:=[.U31]/[.C31]" office:value-type="float" office:value="0.679245283018868" calcext:value-type="float">
            <text:p>0.68</text:p>
          </table:table-cell>
          <table:table-cell table:formula="of:=[.V31]/[.C31]" office:value-type="float" office:value="-5.66037735849057" calcext:value-type="float">
            <text:p>-5.66</text:p>
          </table:table-cell>
          <table:table-cell table:formula="of:=[.U31]/[.V31]" office:value-type="float" office:value="-0.12" calcext:value-type="float">
            <text:p>-0.12</text:p>
          </table:table-cell>
          <table:table-cell table:formula="of:=[.C31]+([.U31]/[.$W$48])" office:value-type="float" office:value="53.2666666666667" calcext:value-type="float">
            <text:p>53.27</text:p>
          </table:table-cell>
          <table:table-cell table:formula="of:=[.V31]/[.Z31]" office:value-type="float" office:value="-5.63204005006258" calcext:value-type="float">
            <text:p>-5.63</text:p>
          </table:table-cell>
          <table:table-cell table:formula="of:=[.C31]+[.U31]/[.$W$48]-[.V31]/[.$AA$48]" office:value-type="float" office:value="80.4965341488277" calcext:value-type="float">
            <text:p>80.50</text:p>
          </table:table-cell>
          <table:table-cell table:formula="of:=[.F31]/[.AB31]" office:value-type="float" office:value="0" calcext:value-type="float">
            <text:p>0.00</text:p>
          </table:table-cell>
          <table:table-cell table:formula="of:=1000*[.N31]/[.AB31]" office:value-type="float" office:value="298.149482506006" calcext:value-type="float">
            <text:p>298.15</text:p>
          </table:table-cell>
          <table:table-cell table:formula="of:=[.P31]/[.AB31]" office:value-type="float" office:value="2.31065848942154" calcext:value-type="float">
            <text:p>2.31</text:p>
          </table:table-cell>
          <table:table-cell table:formula="of:=[.J31]/[.AB31]" office:value-type="float" office:value="29.8149482506006" calcext:value-type="float">
            <text:p>29.81</text:p>
          </table:table-cell>
        </table:table-row>
        <table:table-row table:style-name="ro1">
          <table:table-cell office:value-type="string" calcext:value-type="string">
            <text:p>Systems Core (Large)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H32]+[.K32]+[.M32]-[.Q32]" office:value-type="float" office:value="72" calcext:value-type="float">
            <text:p>72</text:p>
          </table:table-cell>
          <table:table-cell table:formula="of:=[.I32]-[.G32]-[.L32]-[.O32]-[.R32]-[.S32]" office:value-type="float" office:value="-576" calcext:value-type="float">
            <text:p>-576</text:p>
          </table:table-cell>
          <table:table-cell table:formula="of:=[.U32]/[.C32]" office:value-type="float" office:value="0.791208791208791" calcext:value-type="float">
            <text:p>0.79</text:p>
          </table:table-cell>
          <table:table-cell table:formula="of:=[.V32]/[.C32]" office:value-type="float" office:value="-6.32967032967033" calcext:value-type="float">
            <text:p>-6.33</text:p>
          </table:table-cell>
          <table:table-cell table:formula="of:=[.U32]/[.V32]" office:value-type="float" office:value="-0.125" calcext:value-type="float">
            <text:p>-0.13</text:p>
          </table:table-cell>
          <table:table-cell table:formula="of:=[.C32]+([.U32]/[.$W$48])" office:value-type="float" office:value="91.5333333333333" calcext:value-type="float">
            <text:p>91.53</text:p>
          </table:table-cell>
          <table:table-cell table:formula="of:=[.V32]/[.Z32]" office:value-type="float" office:value="-6.29278951201748" calcext:value-type="float">
            <text:p>-6.29</text:p>
          </table:table-cell>
          <table:table-cell table:formula="of:=[.C32]+[.U32]/[.$W$48]-[.V32]/[.$AA$48]" office:value-type="float" office:value="143.814678899083" calcext:value-type="float">
            <text:p>143.81</text:p>
          </table:table-cell>
          <table:table-cell table:formula="of:=[.F32]/[.AB32]" office:value-type="float" office:value="0" calcext:value-type="float">
            <text:p>0.00</text:p>
          </table:table-cell>
          <table:table-cell table:formula="of:=1000*[.N32]/[.AB32]" office:value-type="float" office:value="333.762870156547" calcext:value-type="float">
            <text:p>333.76</text:p>
          </table:table-cell>
          <table:table-cell table:formula="of:=[.P32]/[.AB32]" office:value-type="float" office:value="2.5032215261741" calcext:value-type="float">
            <text:p>2.50</text:p>
          </table:table-cell>
          <table:table-cell table:formula="of:=[.J32]/[.AB32]" office:value-type="float" office:value="36.1576442669593" calcext:value-type="float">
            <text:p>36.16</text:p>
          </table:table-cell>
        </table:table-row>
        <table:table-row table:style-name="ro1">
          <table:table-cell office:value-type="string" calcext:value-type="string">
            <text:p>D94-YV Shield Generator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78.6" calcext:value-type="float">
            <text:p>78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H33]+[.K33]+[.M33]-[.Q33]" office:value-type="float" office:value="0" calcext:value-type="float">
            <text:p>0</text:p>
          </table:table-cell>
          <table:table-cell table:formula="of:=[.I33]-[.G33]-[.L33]-[.O33]-[.R33]-[.S33]" office:value-type="float" office:value="-78.6" calcext:value-type="float">
            <text:p>-78.6</text:p>
          </table:table-cell>
          <table:table-cell table:formula="of:=[.U33]/[.C33]" office:value-type="float" office:value="0" calcext:value-type="float">
            <text:p>0.00</text:p>
          </table:table-cell>
          <table:table-cell table:formula="of:=[.V33]/[.C33]" office:value-type="float" office:value="-1.31" calcext:value-type="float">
            <text:p>-1.31</text:p>
          </table:table-cell>
          <table:table-cell table:formula="of:=[.U33]/[.V33]" office:value-type="float" office:value="-0" calcext:value-type="float">
            <text:p>0.00</text:p>
          </table:table-cell>
          <table:table-cell table:formula="of:=[.C33]+([.U33]/[.$W$48])" office:value-type="float" office:value="60" calcext:value-type="float">
            <text:p>60.00</text:p>
          </table:table-cell>
          <table:table-cell table:formula="of:=[.V33]/[.Z33]" office:value-type="float" office:value="-1.31" calcext:value-type="float">
            <text:p>-1.31</text:p>
          </table:table-cell>
          <table:table-cell table:formula="of:=[.C33]+[.U33]/[.$W$48]-[.V33]/[.$AA$48]" office:value-type="float" office:value="67.1342252803262" calcext:value-type="float">
            <text:p>67.13</text:p>
          </table:table-cell>
          <table:table-cell table:formula="of:=[.F33]/[.AB33]" office:value-type="float" office:value="0" calcext:value-type="float">
            <text:p>0.00</text:p>
          </table:table-cell>
          <table:table-cell table:formula="of:=1000*[.N33]/[.AB33]" office:value-type="float" office:value="0" calcext:value-type="float">
            <text:p>0.00</text:p>
          </table:table-cell>
          <table:table-cell table:formula="of:=[.P33]/[.AB33]" office:value-type="float" office:value="1.17078881407802" calcext:value-type="float">
            <text:p>1.17</text:p>
          </table:table-cell>
          <table:table-cell table:formula="of:=[.J33]/[.AB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-970 Regenerator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H34]+[.K34]+[.M34]-[.Q34]" office:value-type="float" office:value="360" calcext:value-type="float">
            <text:p>360</text:p>
          </table:table-cell>
          <table:table-cell table:formula="of:=[.I34]-[.G34]-[.L34]-[.O34]-[.R34]-[.S34]" office:value-type="float" office:value="-192" calcext:value-type="float">
            <text:p>-192</text:p>
          </table:table-cell>
          <table:table-cell table:formula="of:=[.U34]/[.C34]" office:value-type="float" office:value="9.72972972972973" calcext:value-type="float">
            <text:p>9.73</text:p>
          </table:table-cell>
          <table:table-cell table:formula="of:=[.V34]/[.C34]" office:value-type="float" office:value="-5.18918918918919" calcext:value-type="float">
            <text:p>-5.19</text:p>
          </table:table-cell>
          <table:table-cell table:formula="of:=[.U34]/[.V34]" office:value-type="float" office:value="-1.875" calcext:value-type="float">
            <text:p>-1.88</text:p>
          </table:table-cell>
          <table:table-cell table:formula="of:=[.C34]+([.U34]/[.$W$48])" office:value-type="float" office:value="39.6666666666667" calcext:value-type="float">
            <text:p>39.67</text:p>
          </table:table-cell>
          <table:table-cell table:formula="of:=[.V34]/[.Z34]" office:value-type="float" office:value="-4.84033613445378" calcext:value-type="float">
            <text:p>-4.84</text:p>
          </table:table-cell>
          <table:table-cell table:formula="of:=[.C34]+[.U34]/[.$W$48]-[.V34]/[.$AA$48]" office:value-type="float" office:value="57.0937818552497" calcext:value-type="float">
            <text:p>57.09</text:p>
          </table:table-cell>
          <table:table-cell table:formula="of:=[.F34]/[.AB34]" office:value-type="float" office:value="0" calcext:value-type="float">
            <text:p>0.00</text:p>
          </table:table-cell>
          <table:table-cell table:formula="of:=1000*[.N34]/[.AB34]" office:value-type="float" office:value="0" calcext:value-type="float">
            <text:p>0.00</text:p>
          </table:table-cell>
          <table:table-cell table:formula="of:=[.P34]/[.AB34]" office:value-type="float" office:value="2.41707582709922" calcext:value-type="float">
            <text:p>2.42</text:p>
          </table:table-cell>
          <table:table-cell table:formula="of:=[.J34]/[.AB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ai Diamond Regenerator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H35]+[.K35]+[.M35]-[.Q35]" office:value-type="float" office:value="540" calcext:value-type="float">
            <text:p>540</text:p>
          </table:table-cell>
          <table:table-cell table:formula="of:=[.I35]-[.G35]-[.L35]-[.O35]-[.R35]-[.S35]" office:value-type="float" office:value="-204" calcext:value-type="float">
            <text:p>-204</text:p>
          </table:table-cell>
          <table:table-cell table:formula="of:=[.U35]/[.C35]" office:value-type="float" office:value="11.0204081632653" calcext:value-type="float">
            <text:p>11.02</text:p>
          </table:table-cell>
          <table:table-cell table:formula="of:=[.V35]/[.C35]" office:value-type="float" office:value="-4.16326530612245" calcext:value-type="float">
            <text:p>-4.16</text:p>
          </table:table-cell>
          <table:table-cell table:formula="of:=[.U35]/[.V35]" office:value-type="float" office:value="-2.64705882352941" calcext:value-type="float">
            <text:p>-2.65</text:p>
          </table:table-cell>
          <table:table-cell table:formula="of:=[.C35]+([.U35]/[.$W$48])" office:value-type="float" office:value="53" calcext:value-type="float">
            <text:p>53.00</text:p>
          </table:table-cell>
          <table:table-cell table:formula="of:=[.V35]/[.Z35]" office:value-type="float" office:value="-3.84905660377358" calcext:value-type="float">
            <text:p>-3.85</text:p>
          </table:table-cell>
          <table:table-cell table:formula="of:=[.C35]+[.U35]/[.$W$48]-[.V35]/[.$AA$48]" office:value-type="float" office:value="71.5163098878695" calcext:value-type="float">
            <text:p>71.52</text:p>
          </table:table-cell>
          <table:table-cell table:formula="of:=[.F35]/[.AB35]" office:value-type="float" office:value="0" calcext:value-type="float">
            <text:p>0.00</text:p>
          </table:table-cell>
          <table:table-cell table:formula="of:=1000*[.N35]/[.AB35]" office:value-type="float" office:value="0" calcext:value-type="float">
            <text:p>0.00</text:p>
          </table:table-cell>
          <table:table-cell table:formula="of:=[.P35]/[.AB35]" office:value-type="float" office:value="2.09742365392153" calcext:value-type="float">
            <text:p>2.10</text:p>
          </table:table-cell>
          <table:table-cell table:formula="of:=[.J35]/[.AB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ark Storm Shielding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H36]+[.K36]+[.M36]-[.Q36]" office:value-type="float" office:value="0" calcext:value-type="float">
            <text:p>0</text:p>
          </table:table-cell>
          <table:table-cell table:formula="of:=[.I36]-[.G36]-[.L36]-[.O36]-[.R36]-[.S36]" office:value-type="float" office:value="-420" calcext:value-type="float">
            <text:p>-420</text:p>
          </table:table-cell>
          <table:table-cell table:formula="of:=[.U36]/[.C36]" office:value-type="float" office:value="0" calcext:value-type="float">
            <text:p>0.00</text:p>
          </table:table-cell>
          <table:table-cell table:formula="of:=[.V36]/[.C36]" office:value-type="float" office:value="-10.2439024390244" calcext:value-type="float">
            <text:p>-10.24</text:p>
          </table:table-cell>
          <table:table-cell table:formula="of:=[.U36]/[.V36]" office:value-type="float" office:value="-0" calcext:value-type="float">
            <text:p>0.00</text:p>
          </table:table-cell>
          <table:table-cell table:formula="of:=[.C36]+([.U36]/[.$W$48])" office:value-type="float" office:value="41" calcext:value-type="float">
            <text:p>41.00</text:p>
          </table:table-cell>
          <table:table-cell table:formula="of:=[.V36]/[.Z36]" office:value-type="float" office:value="-10.2439024390244" calcext:value-type="float">
            <text:p>-10.24</text:p>
          </table:table-cell>
          <table:table-cell table:formula="of:=[.C36]+[.U36]/[.$W$48]-[.V36]/[.$AA$48]" office:value-type="float" office:value="79.1218144750255" calcext:value-type="float">
            <text:p>79.12</text:p>
          </table:table-cell>
          <table:table-cell table:formula="of:=[.F36]/[.AB36]" office:value-type="float" office:value="0" calcext:value-type="float">
            <text:p>0.00</text:p>
          </table:table-cell>
          <table:table-cell table:formula="of:=1000*[.N36]/[.AB36]" office:value-type="float" office:value="0" calcext:value-type="float">
            <text:p>0.00</text:p>
          </table:table-cell>
          <table:table-cell table:formula="of:=[.P36]/[.AB36]" office:value-type="float" office:value="2.65413528991155" calcext:value-type="float">
            <text:p>2.65</text:p>
          </table:table-cell>
          <table:table-cell table:formula="of:=[.J36]/[.AB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arge Shield Module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H37]+[.K37]+[.M37]-[.Q37]" office:value-type="float" office:value="30" calcext:value-type="float">
            <text:p>30</text:p>
          </table:table-cell>
          <table:table-cell table:formula="of:=[.I37]-[.G37]-[.L37]-[.O37]-[.R37]-[.S37]" office:value-type="float" office:value="-78" calcext:value-type="float">
            <text:p>-78</text:p>
          </table:table-cell>
          <table:table-cell table:formula="of:=[.U37]/[.C37]" office:value-type="float" office:value="0.769230769230769" calcext:value-type="float">
            <text:p>0.77</text:p>
          </table:table-cell>
          <table:table-cell table:formula="of:=[.V37]/[.C37]" office:value-type="float" office:value="-2" calcext:value-type="float">
            <text:p>-2.00</text:p>
          </table:table-cell>
          <table:table-cell table:formula="of:=[.U37]/[.V37]" office:value-type="float" office:value="-0.384615384615385" calcext:value-type="float">
            <text:p>-0.38</text:p>
          </table:table-cell>
          <table:table-cell table:formula="of:=[.C37]+([.U37]/[.$W$48])" office:value-type="float" office:value="39.2222222222222" calcext:value-type="float">
            <text:p>39.22</text:p>
          </table:table-cell>
          <table:table-cell table:formula="of:=[.V37]/[.Z37]" office:value-type="float" office:value="-1.98866855524079" calcext:value-type="float">
            <text:p>-1.99</text:p>
          </table:table-cell>
          <table:table-cell table:formula="of:=[.C37]+[.U37]/[.$W$48]-[.V37]/[.$AA$48]" office:value-type="float" office:value="46.3019877675841" calcext:value-type="float">
            <text:p>46.30</text:p>
          </table:table-cell>
          <table:table-cell table:formula="of:=[.F37]/[.AB37]" office:value-type="float" office:value="0" calcext:value-type="float">
            <text:p>0.00</text:p>
          </table:table-cell>
          <table:table-cell table:formula="of:=1000*[.N37]/[.AB37]" office:value-type="float" office:value="0" calcext:value-type="float">
            <text:p>0.00</text:p>
          </table:table-cell>
          <table:table-cell table:formula="of:=[.P37]/[.AB37]" office:value-type="float" office:value="1.68459290325776" calcext:value-type="float">
            <text:p>1.68</text:p>
          </table:table-cell>
          <table:table-cell table:formula="of:=[.J37]/[.AB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iquid Helium Cooler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8]+[.K38]+[.M38]-[.Q38]" office:value-type="float" office:value="-4140" calcext:value-type="float">
            <text:p>-4140</text:p>
          </table:table-cell>
          <table:table-cell table:formula="of:=[.I38]-[.G38]-[.L38]-[.O38]-[.R38]-[.S38]" office:value-type="float" office:value="0" calcext:value-type="float">
            <text:p>0</text:p>
          </table:table-cell>
          <table:table-cell table:formula="of:=[.U38]/[.C38]" office:value-type="float" office:value="-103.5" calcext:value-type="float">
            <text:p>-103.50</text:p>
          </table:table-cell>
          <table:table-cell table:formula="of:=[.V38]/[.C38]" office:value-type="float" office:value="0" calcext:value-type="float">
            <text:p>0.00</text:p>
          </table:table-cell>
          <table:table-cell table:formula="of:=[.U38]/[.V38]" office:value-type="string" office:string-value="" calcext:value-type="error">
            <text:p>#DIV/0!</text:p>
          </table:table-cell>
          <table:table-cell table:formula="of:=[.C38]+([.U38]/[.$W$48])" office:value-type="float" office:value="9.33333333333333" calcext:value-type="float">
            <text:p>9.33</text:p>
          </table:table-cell>
          <table:table-cell table:formula="of:=[.V38]/[.Z38]" office:value-type="float" office:value="0" calcext:value-type="float">
            <text:p>0.00</text:p>
          </table:table-cell>
          <table:table-cell table:formula="of:=[.C38]+[.U38]/[.$W$48]-[.V38]/[.$AA$48]" office:value-type="float" office:value="9.33333333333333" calcext:value-type="float">
            <text:p>9.33</text:p>
          </table:table-cell>
          <table:table-cell table:formula="of:=[.F38]/[.AB38]" office:value-type="float" office:value="0" calcext:value-type="float">
            <text:p>0.00</text:p>
          </table:table-cell>
          <table:table-cell table:formula="of:=1000*[.N38]/[.AB38]" office:value-type="float" office:value="0" calcext:value-type="float">
            <text:p>0.00</text:p>
          </table:table-cell>
          <table:table-cell table:formula="of:=[.P38]/[.AB38]" office:value-type="float" office:value="0" calcext:value-type="float">
            <text:p>0.00</text:p>
          </table:table-cell>
          <table:table-cell table:formula="of:=[.J38]/[.AB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Hai Williwaw Cooling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9]+[.K39]+[.M39]-[.Q39]" office:value-type="float" office:value="-570" calcext:value-type="float">
            <text:p>-570</text:p>
          </table:table-cell>
          <table:table-cell table:formula="of:=[.I39]-[.G39]-[.L39]-[.O39]-[.R39]-[.S39]" office:value-type="float" office:value="0" calcext:value-type="float">
            <text:p>0</text:p>
          </table:table-cell>
          <table:table-cell table:formula="of:=[.U39]/[.C39]" office:value-type="float" office:value="-71.25" calcext:value-type="float">
            <text:p>-71.25</text:p>
          </table:table-cell>
          <table:table-cell table:formula="of:=[.V39]/[.C39]" office:value-type="float" office:value="0" calcext:value-type="float">
            <text:p>0.00</text:p>
          </table:table-cell>
          <table:table-cell table:formula="of:=[.U39]/[.V39]" office:value-type="string" office:string-value="" calcext:value-type="error">
            <text:p>#DIV/0!</text:p>
          </table:table-cell>
          <table:table-cell table:formula="of:=[.C39]+([.U39]/[.$W$48])" office:value-type="float" office:value="3.77777777777778" calcext:value-type="float">
            <text:p>3.78</text:p>
          </table:table-cell>
          <table:table-cell table:formula="of:=[.V39]/[.Z39]" office:value-type="float" office:value="0" calcext:value-type="float">
            <text:p>0.00</text:p>
          </table:table-cell>
          <table:table-cell table:formula="of:=[.C39]+[.U39]/[.$W$48]-[.V39]/[.$AA$48]" office:value-type="float" office:value="3.77777777777778" calcext:value-type="float">
            <text:p>3.78</text:p>
          </table:table-cell>
          <table:table-cell table:formula="of:=[.F39]/[.AB39]" office:value-type="float" office:value="0" calcext:value-type="float">
            <text:p>0.00</text:p>
          </table:table-cell>
          <table:table-cell table:formula="of:=1000*[.N39]/[.AB39]" office:value-type="float" office:value="0" calcext:value-type="float">
            <text:p>0.00</text:p>
          </table:table-cell>
          <table:table-cell table:formula="of:=[.P39]/[.AB39]" office:value-type="float" office:value="0" calcext:value-type="float">
            <text:p>0.00</text:p>
          </table:table-cell>
          <table:table-cell table:formula="of:=[.J39]/[.AB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Wanderer Heat Sink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40]+[.K40]+[.M40]-[.Q40]" office:value-type="float" office:value="-1140" calcext:value-type="float">
            <text:p>-1140</text:p>
          </table:table-cell>
          <table:table-cell table:formula="of:=[.I40]-[.G40]-[.L40]-[.O40]-[.R40]-[.S40]" office:value-type="float" office:value="0" calcext:value-type="float">
            <text:p>0</text:p>
          </table:table-cell>
          <table:table-cell table:formula="of:=[.U40]/[.C40]" office:value-type="float" office:value="-95" calcext:value-type="float">
            <text:p>-95.00</text:p>
          </table:table-cell>
          <table:table-cell table:formula="of:=[.V40]/[.C40]" office:value-type="float" office:value="0" calcext:value-type="float">
            <text:p>0.00</text:p>
          </table:table-cell>
          <table:table-cell table:formula="of:=[.U40]/[.V40]" office:value-type="string" office:string-value="" calcext:value-type="error">
            <text:p>#DIV/0!</text:p>
          </table:table-cell>
          <table:table-cell table:formula="of:=[.C40]+([.U40]/[.$W$48])" office:value-type="float" office:value="3.55555555555556" calcext:value-type="float">
            <text:p>3.56</text:p>
          </table:table-cell>
          <table:table-cell table:formula="of:=[.V40]/[.Z40]" office:value-type="float" office:value="0" calcext:value-type="float">
            <text:p>0.00</text:p>
          </table:table-cell>
          <table:table-cell table:formula="of:=[.C40]+[.U40]/[.$W$48]-[.V40]/[.$AA$48]" office:value-type="float" office:value="3.55555555555556" calcext:value-type="float">
            <text:p>3.56</text:p>
          </table:table-cell>
          <table:table-cell table:formula="of:=[.F40]/[.AB40]" office:value-type="float" office:value="0" calcext:value-type="float">
            <text:p>0.00</text:p>
          </table:table-cell>
          <table:table-cell table:formula="of:=1000*[.N40]/[.AB40]" office:value-type="float" office:value="0" calcext:value-type="float">
            <text:p>0.00</text:p>
          </table:table-cell>
          <table:table-cell table:formula="of:=[.P40]/[.AB40]" office:value-type="float" office:value="0" calcext:value-type="float">
            <text:p>0.00</text:p>
          </table:table-cell>
          <table:table-cell table:formula="of:=[.J40]/[.AB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mall Heat Shun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41]+[.K41]+[.M41]-[.Q41]" office:value-type="float" office:value="-810" calcext:value-type="float">
            <text:p>-810</text:p>
          </table:table-cell>
          <table:table-cell table:formula="of:=[.I41]-[.G41]-[.L41]-[.O41]-[.R41]-[.S41]" office:value-type="float" office:value="0" calcext:value-type="float">
            <text:p>0</text:p>
          </table:table-cell>
          <table:table-cell table:formula="of:=[.U41]/[.C41]" office:value-type="float" office:value="-115.714285714286" calcext:value-type="float">
            <text:p>-115.71</text:p>
          </table:table-cell>
          <table:table-cell table:formula="of:=[.V41]/[.C41]" office:value-type="float" office:value="0" calcext:value-type="float">
            <text:p>0.00</text:p>
          </table:table-cell>
          <table:table-cell table:formula="of:=[.U41]/[.V41]" office:value-type="string" office:string-value="" calcext:value-type="error">
            <text:p>#DIV/0!</text:p>
          </table:table-cell>
          <table:table-cell table:formula="of:=[.C41]+([.U41]/[.$W$48])" office:value-type="float" office:value="1" calcext:value-type="float">
            <text:p>1.00</text:p>
          </table:table-cell>
          <table:table-cell table:formula="of:=[.V41]/[.Z41]" office:value-type="float" office:value="0" calcext:value-type="float">
            <text:p>0.00</text:p>
          </table:table-cell>
          <table:table-cell table:formula="of:=[.C41]+[.U41]/[.$W$48]-[.V41]/[.$AA$48]" office:value-type="float" office:value="1" calcext:value-type="float">
            <text:p>1.00</text:p>
          </table:table-cell>
          <table:table-cell table:formula="of:=[.F41]/[.AB41]" office:value-type="float" office:value="0" calcext:value-type="float">
            <text:p>0.00</text:p>
          </table:table-cell>
          <table:table-cell table:formula="of:=1000*[.N41]/[.AB41]" office:value-type="float" office:value="0" calcext:value-type="float">
            <text:p>0.00</text:p>
          </table:table-cell>
          <table:table-cell table:formula="of:=[.P41]/[.AB41]" office:value-type="float" office:value="0" calcext:value-type="float">
            <text:p>0.00</text:p>
          </table:table-cell>
          <table:table-cell table:formula="of:=[.J41]/[.AB4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arge Heat Shunt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42]+[.K42]+[.M42]-[.Q42]" office:value-type="float" office:value="-3240" calcext:value-type="float">
            <text:p>-3240</text:p>
          </table:table-cell>
          <table:table-cell table:formula="of:=[.I42]-[.G42]-[.L42]-[.O42]-[.R42]-[.S42]" office:value-type="float" office:value="0" calcext:value-type="float">
            <text:p>0</text:p>
          </table:table-cell>
          <table:table-cell table:formula="of:=[.U42]/[.C42]" office:value-type="float" office:value="-135" calcext:value-type="float">
            <text:p>-135.00</text:p>
          </table:table-cell>
          <table:table-cell table:formula="of:=[.V42]/[.C42]" office:value-type="float" office:value="0" calcext:value-type="float">
            <text:p>0.00</text:p>
          </table:table-cell>
          <table:table-cell table:formula="of:=[.U42]/[.V42]" office:value-type="string" office:string-value="" calcext:value-type="error">
            <text:p>#DIV/0!</text:p>
          </table:table-cell>
          <table:table-cell table:formula="of:=[.C42]+([.U42]/[.$W$48])" office:value-type="float" office:value="0" calcext:value-type="float">
            <text:p>0.00</text:p>
          </table:table-cell>
          <table:table-cell table:formula="of:=[.V42]/[.Z42]" office:value-type="string" office:string-value="" calcext:value-type="error">
            <text:p>#DIV/0!</text:p>
          </table:table-cell>
          <table:table-cell table:formula="of:=[.C42]+[.U42]/[.$W$48]-[.V42]/[.$AA$48]" office:value-type="float" office:value="0" calcext:value-type="float">
            <text:p>0.00</text:p>
          </table:table-cell>
          <table:table-cell table:formula="of:=[.F42]/[.AB42]" office:value-type="string" office:string-value="" calcext:value-type="error">
            <text:p>#DIV/0!</text:p>
          </table:table-cell>
          <table:table-cell table:formula="of:=1000*[.N42]/[.AB42]" office:value-type="string" office:string-value="" calcext:value-type="error">
            <text:p>#DIV/0!</text:p>
          </table:table-cell>
          <table:table-cell table:formula="of:=[.P42]/[.AB42]" office:value-type="string" office:string-value="" calcext:value-type="error">
            <text:p>#DIV/0!</text:p>
          </table:table-cell>
          <table:table-cell table:formula="of:=[.J42]/[.AB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oling Modu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43]+[.K43]+[.M43]-[.Q43]" office:value-type="float" office:value="-1260" calcext:value-type="float">
            <text:p>-1260</text:p>
          </table:table-cell>
          <table:table-cell table:formula="of:=[.I43]-[.G43]-[.L43]-[.O43]-[.R43]-[.S43]" office:value-type="float" office:value="-84" calcext:value-type="float">
            <text:p>-84</text:p>
          </table:table-cell>
          <table:table-cell table:formula="of:=[.U43]/[.C43]" office:value-type="float" office:value="-252" calcext:value-type="float">
            <text:p>-252.00</text:p>
          </table:table-cell>
          <table:table-cell table:formula="of:=[.V43]/[.C43]" office:value-type="float" office:value="-16.8" calcext:value-type="float">
            <text:p>-16.80</text:p>
          </table:table-cell>
          <table:table-cell table:formula="of:=[.U43]/[.V43]" office:value-type="float" office:value="15" calcext:value-type="float">
            <text:p>15.00</text:p>
          </table:table-cell>
          <table:table-cell table:formula="of:=[.C43]+([.U43]/[.$W$48])" office:value-type="float" office:value="-4.33333333333333" calcext:value-type="float">
            <text:p>-4.33</text:p>
          </table:table-cell>
          <table:table-cell table:formula="of:=[.V43]/[.Z43]" office:value-type="float" office:value="19.3846153846154" calcext:value-type="float">
            <text:p>19.38</text:p>
          </table:table-cell>
          <table:table-cell table:formula="of:=[.C43]+[.U43]/[.$W$48]-[.V43]/[.$AA$48]" office:value-type="float" office:value="3.29102956167176" calcext:value-type="float">
            <text:p>3.29</text:p>
          </table:table-cell>
          <table:table-cell table:formula="of:=[.F43]/[.AB43]" office:value-type="float" office:value="0" calcext:value-type="float">
            <text:p>0.00</text:p>
          </table:table-cell>
          <table:table-cell table:formula="of:=1000*[.N43]/[.AB43]" office:value-type="float" office:value="0" calcext:value-type="float">
            <text:p>0.00</text:p>
          </table:table-cell>
          <table:table-cell table:formula="of:=[.P43]/[.AB43]" office:value-type="float" office:value="0" calcext:value-type="float">
            <text:p>0.00</text:p>
          </table:table-cell>
          <table:table-cell table:formula="of:=[.J43]/[.AB4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Ka'het Primary Cooling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44]+[.K44]+[.M44]-[.Q44]" office:value-type="float" office:value="-3900" calcext:value-type="float">
            <text:p>-3900</text:p>
          </table:table-cell>
          <table:table-cell table:formula="of:=[.I44]-[.G44]-[.L44]-[.O44]-[.R44]-[.S44]" office:value-type="float" office:value="-354" calcext:value-type="float">
            <text:p>-354</text:p>
          </table:table-cell>
          <table:table-cell table:formula="of:=[.U44]/[.C44]" office:value-type="float" office:value="-278.571428571429" calcext:value-type="float">
            <text:p>-278.57</text:p>
          </table:table-cell>
          <table:table-cell table:formula="of:=[.V44]/[.C44]" office:value-type="float" office:value="-25.2857142857143" calcext:value-type="float">
            <text:p>-25.29</text:p>
          </table:table-cell>
          <table:table-cell table:formula="of:=[.U44]/[.V44]" office:value-type="float" office:value="11.0169491525424" calcext:value-type="float">
            <text:p>11.02</text:p>
          </table:table-cell>
          <table:table-cell table:formula="of:=[.C44]+([.U44]/[.$W$48])" office:value-type="float" office:value="-14.8888888888889" calcext:value-type="float">
            <text:p>-14.89</text:p>
          </table:table-cell>
          <table:table-cell table:formula="of:=[.V44]/[.Z44]" office:value-type="float" office:value="23.7761194029851" calcext:value-type="float">
            <text:p>23.78</text:p>
          </table:table-cell>
          <table:table-cell table:formula="of:=[.C44]+[.U44]/[.$W$48]-[.V44]/[.$AA$48]" office:value-type="float" office:value="17.2423547400612" calcext:value-type="float">
            <text:p>17.24</text:p>
          </table:table-cell>
          <table:table-cell table:formula="of:=[.F44]/[.AB44]" office:value-type="float" office:value="0" calcext:value-type="float">
            <text:p>0.00</text:p>
          </table:table-cell>
          <table:table-cell table:formula="of:=1000*[.N44]/[.AB44]" office:value-type="float" office:value="0" calcext:value-type="float">
            <text:p>0.00</text:p>
          </table:table-cell>
          <table:table-cell table:formula="of:=[.P44]/[.AB44]" office:value-type="float" office:value="0" calcext:value-type="float">
            <text:p>0.00</text:p>
          </table:table-cell>
          <table:table-cell table:formula="of:=[.J44]/[.AB44]" office:value-type="float" office:value="0" calcext:value-type="float">
            <text:p>0.00</text:p>
          </table:table-cell>
        </table:table-row>
        <table:table-row table:style-name="ro1">
          <table:table-cell table:number-columns-repeated="22"/>
          <table:table-cell table:style-name="Default" table:number-columns-repeated="10"/>
        </table:table-row>
        <table:table-row table:style-name="ro1">
          <table:table-cell table:number-columns-repeated="22"/>
          <table:table-cell table:style-name="Default" office:value-type="string" calcext:value-type="string">
            <text:p>metrics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heat/outfit</text:p>
          </table:table-cell>
          <table:table-cell table:style-name="Default" office:value-type="string" calcext:value-type="string">
            <text:p>energy/outfit</text:p>
          </table:table-cell>
          <table:table-cell table:style-name="Default" office:value-type="string" calcext:value-type="string">
            <text:p>heat/energy</text:p>
          </table:table-cell>
          <table:table-cell table:style-name="Default"/>
          <table:table-cell table:style-name="Default" office:value-type="string" calcext:value-type="string">
            <text:p>energy/heat adjusted outfit</text:p>
          </table:table-cell>
          <table:table-cell table:style-name="Default" table:number-columns-repeated="5"/>
        </table:table-row>
        <table:table-row table:style-name="ro1">
          <table:table-cell table:number-columns-repeated="22"/>
          <table:table-cell table:formula="of:=-[.W42]" office:value-type="float" office:value="135" calcext:value-type="float">
            <text:p>135.00</text:p>
          </table:table-cell>
          <table:table-cell table:formula="of:=[.X27]" office:value-type="float" office:value="15.4792899408284" calcext:value-type="float">
            <text:p>15.48</text:p>
          </table:table-cell>
          <table:table-cell table:formula="of:=[.Y43]" office:value-type="float" office:value="15" calcext:value-type="float">
            <text:p>15.00</text:p>
          </table:table-cell>
          <table:table-cell table:style-name="Default" office:value-type="string" calcext:value-type="string">
            <text:p>large heat shunt</text:p>
          </table:table-cell>
          <table:table-cell table:formula="of:=[.AA27]" office:value-type="float" office:value="11.017313991577" calcext:value-type="float">
            <text:p>11.02</text:p>
          </table:table-cell>
          <table:table-cell table:style-name="Default" table:number-columns-repeated="5"/>
        </table:table-row>
        <table:table-row table:style-name="ro1">
          <table:table-cell table:number-columns-repeated="22"/>
          <table:table-cell table:style-name="Default" table:number-columns-repeated="2"/>
          <table:table-cell table:formula="of:=[.Y27]" office:value-type="float" office:value="3.53211009174312" calcext:value-type="float">
            <text:p>3.53</text:p>
          </table:table-cell>
          <table:table-cell table:style-name="Default" office:value-type="string" calcext:value-type="string">
            <text:p>triple plasma core</text:p>
          </table:table-cell>
          <table:table-cell table:style-name="Default" table:number-columns-repeated="6"/>
        </table:table-row>
        <table:table-row table:style-name="ro1" table:number-rows-repeated="4">
          <table:table-cell table:number-columns-repeated="22"/>
          <table:table-cell table:style-name="Default" table:number-columns-repeated="10"/>
        </table:table-row>
        <table:table-row table:style-name="ro1">
          <table:table-cell table:number-columns-repeated="22"/>
          <table:table-cell table:style-name="Default" office:value-type="string" calcext:value-type="string">
            <text:p>assuming triple plasma core and large heat shunt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table:formula="of:=COM.MICROSOFT.CONCAT([.W48]; &quot; heat generation costs 1 outfit&quot;)" office:value-type="string" office:string-value="135 heat generation costs 1 outfit" calcext:value-type="string">
            <text:p>135 heat generation costs 1 outfit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table:formula="of:=COM.MICROSOFT.CONCAT(ROUND([.AA48]; 2); &quot; energy consumed costs 1 outfit&quot;)" office:value-type="string" office:string-value="11.02 energy consumed costs 1 outfit" calcext:value-type="string">
            <text:p>11.02 energy consumed costs 1 outfit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active cooling is slightly worse due to energy costs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hai engines are the best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human regenerator shield is weirdly good supplemental shield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blue sun reactor is only barely better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large battery module is best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boulder reactors are next best reactor, then dwarf core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movement seems more dependent on ship type than outfits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with triple plasma core, 10 outfit = 1 second of storage</text:p>
          </table:table-cell>
          <table:table-cell table:style-name="Default" table:number-columns-repeated="9"/>
        </table:table-row>
        <table:table-row table:style-name="ro1">
          <table:table-cell table:number-columns-repeated="22"/>
          <table:table-cell table:style-name="Default" office:value-type="string" calcext:value-type="string">
            <text:p>need to do ship comparison</text:p>
          </table:table-cell>
          <table:table-cell table:style-name="Default" table:number-columns-repeated="9"/>
        </table:table-row>
        <calcext:conditional-formats>
          <calcext:conditional-format calcext:target-range-address="'thrust-power-heat-shield-hull'.AB2:'thrust-power-heat-shield-hull'.AB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ips" table:style-name="ta1">
        <table:table-column table:style-name="co26" table:default-cell-style-name="Default"/>
        <table:table-row table:style-name="ro1">
          <table:table-cell/>
        </table:table-row>
      </table:table>
      <table:table table:name="weapons" table:style-name="ta1">
        <table:table-column table:style-name="co26" table:default-cell-style-name="Default"/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trigger shield bypass, then lots of hull damage</text:p>
          </table:table-cell>
        </table:table-row>
        <table:table-row table:style-name="ro1">
          <table:table-cell office:value-type="string" calcext:value-type="string">
            <text:p>disable with heat, then chip down</text:p>
          </table:table-cell>
        </table:table-row>
        <table:table-row table:style-name="ro1">
          <table:table-cell office:value-type="string" calcext:value-type="string">
            <text:p>disable with ion, then chip down</text:p>
          </table:table-cell>
        </table:table-row>
      </table:table>
      <table:table table:name="code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row table:style-name="ro2">
          <table:table-cell office:value-type="string" calcext:value-type="string">
            <text:p>turn controls</text:p>
          </table:table-cell>
          <table:table-cell office:value-type="string" calcext:value-type="string">
            <text:p>if(commands.Turn())</text:p>
            <text:p>{</text:p>
            <text:p>  // Check if we are able to turn.</text:p>
            <text:p>  double cost = attributes.Get("turning energy");</text:p>
            <text:p>  if(energy &lt; cost * fabs(commands.Turn()))</text:p>
            <text:p>    commands.SetTurn(commands.Turn() * energy / (cost * fabs(commands.Turn())));</text:p>
            <text:p/>
            <text:p>  if(commands.Turn())</text:p>
            <text:p>  {</text:p>
            <text:p>    isSteering = true;</text:p>
            <text:p>    steeringDirection = commands.Turn();</text:p>
            <text:p>    // If turning at a fraction of the full rate (either from lack of</text:p>
            <text:p>    // energy or because of tracking a target), only consume a fraction</text:p>
            <text:p>    // of the turning energy and produce a fraction of the heat.</text:p>
            <text:p>    double scale = fabs(commands.Turn());</text:p>
            <text:p>    energy -= scale * cost;</text:p>
            <text:p>    heat += scale * attributes.Get("turning heat");</text:p>
            <text:p>    angle += commands.Turn() * TurnRate() * slowMultiplier;</text:p>
            <text:p>  }</text:p>
            <text:p>}</text:p>
          </table:table-cell>
        </table:table-row>
        <table:table-row table:style-name="ro3">
          <table:table-cell office:value-type="string" calcext:value-type="string">
            <text:p>thrust controls</text:p>
          </table:table-cell>
          <table:table-cell office:value-type="string" calcext:value-type="string">
            <text:p><text:span text:style-name="T1">if(thrustCommand)</text:span></text:p>
            <text:p><text:span text:style-name="T1">{</text:span></text:p>
            <text:p><text:span text:style-name="T1">  // Check if we are able to apply this thrust.</text:span></text:p>
            <text:p><text:span text:style-name="T1">  double cost = attributes.Get((thrustCommand &gt; 0.) ?</text:span></text:p>
            <text:p><text:span text:style-name="T1">    "thrusting energy" : "reverse thrusting energy");</text:span></text:p>
            <text:p><text:span text:style-name="T1">  if(energy &lt; cost)</text:span></text:p>
            <text:p><text:span text:style-name="T1">    thrustCommand *= energy / cost;</text:span></text:p>
            <text:p/>
            <text:p><text:span text:style-name="T1">  if(thrustCommand)</text:span></text:p>
            <text:p><text:span text:style-name="T1">  {</text:span></text:p>
            <text:p><text:span text:style-name="T1">    // If a reverse thrust is commanded and the capability does not</text:span></text:p>
            <text:p><text:span text:style-name="T1">    // exist, ignore it (do not even slow under drag).</text:span></text:p>
            <text:p><text:span text:style-name="T1">    isThrusting = (thrustCommand &gt; 0.);</text:span></text:p>
            <text:p><text:span text:style-name="T1">    isReversing = !isThrusting &amp;&amp; attributes.Get("reverse thrust");</text:span></text:p>
            <text:p><text:span text:style-name="T1">    thrust = attributes.Get(isThrusting ? "thrust" : "reverse thrust");</text:span></text:p>
            <text:p><text:span text:style-name="T1">    if(thrust)</text:span></text:p>
            <text:p><text:span text:style-name="T1">    {</text:span></text:p>
            <text:p><text:span text:style-name="T1">      double scale = fabs(thrustCommand);</text:span></text:p>
            <text:p><text:span text:style-name="T1">      energy -= scale * cost;</text:span></text:p>
            <text:p><text:span text:style-name="T1">      heat += scale * attributes.Get(isThrusting ? "thrusting heat" : "reverse thrusting heat");</text:span></text:p>
            <text:p><text:span text:style-name="T1">      acceleration += angle.Unit() * (thrustCommand * thrust / mass);</text:span></text:p>
            <text:p><text:span text:style-name="T1">    }</text:span></text:p>
            <text:p><text:span text:style-name="T1">  }</text:span></text:p>
            <text:p><text:span text:style-name="T1">}</text:span></text:p>
          </table:table-cell>
        </table:table-row>
        <table:table-row table:style-name="ro4">
          <table:table-cell office:value-type="string" calcext:value-type="string">
            <text:p>afterburner controls</text:p>
          </table:table-cell>
          <table:table-cell office:value-type="string" calcext:value-type="string">
            <text:p><text:span text:style-name="T1">bool applyAfterburner = (commands.Has(Command::AFTERBURNER) || (thrustCommand &gt; 0. &amp;&amp; !thrust))</text:span></text:p>
            <text:p><text:span text:style-name="T1">    &amp;&amp; !CannotAct();</text:span></text:p>
            <text:p><text:span text:style-name="T1">if(applyAfterburner)</text:span></text:p>
            <text:p><text:span text:style-name="T1">{</text:span></text:p>
            <text:p><text:span text:style-name="T1">  thrust = attributes.Get("afterburner thrust");</text:span></text:p>
            <text:p><text:span text:style-name="T1">  double fuelCost = attributes.Get("afterburner fuel");</text:span></text:p>
            <text:p><text:span text:style-name="T1">  double energyCost = attributes.Get("afterburner energy");</text:span></text:p>
            <text:p><text:span text:style-name="T1">  if(thrust &amp;&amp; fuel &gt;= fuelCost &amp;&amp; energy &gt;= energyCost)</text:span></text:p>
            <text:p><text:span text:style-name="T1">  {</text:span></text:p>
            <text:p><text:span text:style-name="T1">    heat += attributes.Get("afterburner heat");</text:span></text:p>
            <text:p><text:span text:style-name="T1">    fuel -= fuelCost;</text:span></text:p>
            <text:p><text:span text:style-name="T1">    energy -= energyCost;</text:span></text:p>
            <text:p><text:span text:style-name="T1">    acceleration += angle.Unit() * thrust / mass;</text:span></text:p>
            <text:p/>
            <text:p><text:span text:style-name="T1">    // Only create the afterburner effects if the ship is in the player's system.</text:span></text:p>
            <text:p><text:span text:style-name="T1">    isUsingAfterburner = !forget;</text:span></text:p>
            <text:p><text:span text:style-name="T1">  }</text:span></text:p>
            <text:p><text:span text:style-name="T1">}</text:span></text:p>
          </table:table-cell>
        </table:table-row>
        <table:table-row table:style-name="ro5">
          <table:table-cell office:value-type="string" calcext:value-type="string">
            <text:p>tick acceleration</text:p>
          </table:table-cell>
          <table:table-cell office:value-type="string" calcext:value-type="string">
            <text:p><text:span text:style-name="T1">if(acceleration)</text:span></text:p>
            <text:p><text:span text:style-name="T1">{</text:span></text:p>
            <text:p><text:span text:style-name="T1">  acceleration *= slowMultiplier;</text:span></text:p>
            <text:p><text:span text:style-name="T1">  Point dragAcceleration = acceleration - velocity * (attributes.Get("drag") / mass);</text:span></text:p>
            <text:p><text:span text:style-name="T1">  // Make sure dragAcceleration has nonzero length, to avoid divide by zero.</text:span></text:p>
            <text:p><text:span text:style-name="T1">  if(dragAcceleration)</text:span></text:p>
            <text:p><text:span text:style-name="T1">  {</text:span></text:p>
            <text:p><text:span text:style-name="T1">    // What direction will the net acceleration be if this drag is applied?</text:span></text:p>
            <text:p><text:span text:style-name="T1">    // If the net acceleration will be opposite the thrust, do not apply drag.</text:span></text:p>
            <text:p><text:span text:style-name="T1">    dragAcceleration *= .5 * (acceleration.Unit().Dot(dragAcceleration.Unit()) + 1.);</text:span></text:p>
            <text:p/>
            <text:p><text:span text:style-name="T1">    // A ship can only "cheat" to stop if it is moving slow enough that</text:span></text:p>
            <text:p><text:span text:style-name="T1">    // it could stop completely this frame. This is to avoid overshooting</text:span></text:p>
            <text:p><text:span text:style-name="T1">    // when trying to stop and ending up headed in the other direction.</text:span></text:p>
            <text:p><text:span text:style-name="T1">    if(commands.Has(Command::STOP))</text:span></text:p>
            <text:p><text:span text:style-name="T1">    {</text:span></text:p>
            <text:p><text:span text:style-name="T1">      // How much acceleration would it take to come to a stop in the</text:span></text:p>
            <text:p><text:span text:style-name="T1">      // direction normal to the ship's current facing? This is only</text:span></text:p>
            <text:p><text:span text:style-name="T1">      // possible if the acceleration plus drag vector is in the</text:span></text:p>
            <text:p><text:span text:style-name="T1">      // opposite direction from the velocity vector when both are</text:span></text:p>
            <text:p><text:span text:style-name="T1">      // projected onto the current facing vector, and the acceleration</text:span></text:p>
            <text:p><text:span text:style-name="T1">      // vector is the larger of the two.</text:span></text:p>
            <text:p><text:span text:style-name="T1">      double vNormal = velocity.Dot(angle.Unit());</text:span></text:p>
            <text:p><text:span text:style-name="T1">      double aNormal = dragAcceleration.Dot(angle.Unit());</text:span></text:p>
            <text:p><text:span text:style-name="T1">      if((aNormal &gt; 0.) != (vNormal &gt; 0.) &amp;&amp; fabs(aNormal) &gt; fabs(vNormal))</text:span></text:p>
            <text:p><text:span text:style-name="T1">        dragAcceleration = -vNormal * angle.Unit();</text:span></text:p>
            <text:p><text:span text:style-name="T1">    }</text:span></text:p>
            <text:p><text:span text:style-name="T1">    velocity += dragAcceleration;</text:span></text:p>
            <text:p><text:span text:style-name="T1">  }</text:span></text:p>
            <text:p><text:span text:style-name="T1">  acceleration = Point();</text:span></text:p>
            <text:p><text:span text:style-name="T1">}</text:span></text:p>
          </table:table-cell>
        </table:table-row>
        <table:table-row table:style-name="ro6">
          <table:table-cell office:value-type="string" calcext:value-type="string">
            <text:p>ship display stats</text:p>
          </table:table-cell>
          <table:table-cell office:value-type="string" calcext:value-type="string">
            <text:p><text:span text:style-name="T1">double forwardThrust = attributes.Get("thrust") ? attributes.Get("thrust") : attributes.Get("afterburner thrust");</text:span></text:p>
            <text:p><text:span text:style-name="T1">attributeLabels.push_back(string());</text:span></text:p>
            <text:p><text:span text:style-name="T1">attributeValues.push_back(string());</text:span></text:p>
            <text:p><text:span text:style-name="T1">attributesHeight += 10;</text:span></text:p>
            <text:p><text:span text:style-name="T1">attributeLabels.push_back(isGeneric ? "movement, full / no cargo:" : "movement:");</text:span></text:p>
            <text:p><text:span text:style-name="T1">attributeValues.push_back(string());</text:span></text:p>
            <text:p><text:span text:style-name="T1">attributesHeight += 20;</text:span></text:p>
            <text:p><text:span text:style-name="T1">attributeLabels.push_back("max speed:");</text:span></text:p>
            <text:p><text:span text:style-name="T1">attributeValues.push_back(Format::Number(60. * forwardThrust / attributes.Get("drag")));</text:span></text:p>
            <text:p><text:span text:style-name="T1">attributesHeight += 20;</text:span></text:p>
            <text:p/>
            <text:p><text:span text:style-name="T1">attributeLabels.push_back("acceleration:");</text:span></text:p>
            <text:p><text:span text:style-name="T1">if(!isGeneric)</text:span></text:p>
            <text:p><text:span text:style-name="T1">  attributeValues.push_back(Format::Number(3600. * forwardThrust / fullMass));</text:span></text:p>
            <text:p><text:span text:style-name="T1">else</text:span></text:p>
            <text:p><text:span text:style-name="T1">  attributeValues.push_back(Format::Number(3600. * forwardThrust / fullMass)</text:span></text:p>
            <text:p><text:span text:style-name="T1">    + " / " + Format::Number(3600. *forwardThrust / emptyMass));</text:span></text:p>
            <text:p><text:span text:style-name="T1">attributesHeight += 20;</text:span></text:p>
            <text:p/>
            <text:p><text:span text:style-name="T1">attributeLabels.push_back("turning:");</text:span></text:p>
            <text:p><text:span text:style-name="T1">if(!isGeneric)</text:span></text:p>
            <text:p><text:span text:style-name="T1">  attributeValues.push_back(Format::Number(60. * attributes.Get("turn") / fullMass));</text:span></text:p>
            <text:p><text:span text:style-name="T1">else</text:span></text:p>
            <text:p><text:span text:style-name="T1">  attributeValues.push_back(Format::Number(60. * attributes.Get("turn") / fullMass)</text:span></text:p>
            <text:p><text:span text:style-name="T1">    + " / " + Format::Number(60. * attributes.Get("turn") / emptyMass));</text:span></text:p>
            <text:p><text:span text:style-name="T1">AttributesHeight += 20;</text:span></text:p>
          </table:table-cell>
        </table:table-row>
        <table:table-row table:style-name="ro7">
          <table:table-cell office:value-type="string" calcext:value-type="string">
            <text:p>extra notes</text:p>
          </table:table-cell>
          <table:table-cell office:value-type="string" calcext:value-type="string">
            <text:p>raw acceleration = thrust / mass</text:p>
            <text:p><text:span text:style-name="T2">drag acceleration = acceleration - velocity * (attributes.Get("drag") / mass)</text:span></text:p>
            <text:p><text:span text:style-name="T3">true acceleration = dragAcceleration * .5 * (acceleration.Unit().Dot(dragAcceleration.Unit()) + 1.)</text:span></text:p>
            <text:p>turn = turn thrust / mass</text:p>
            <text:p>max speed = thrust / drag</text:p>
          </table:table-cell>
        </table:table-row>
        <table:table-row table:style-name="ro1">
          <table:table-cell office:value-type="string" calcext:value-type="string">
            <text:p>movement stats that matter</text:p>
          </table:table-cell>
          <table:table-cell office:value-type="string" calcext:value-type="string">
            <text:p>max speed</text:p>
          </table:table-cell>
        </table:table-row>
        <table:table-row table:style-name="ro1">
          <table:table-cell/>
          <table:table-cell office:value-type="string" calcext:value-type="string">
            <text:p>acceleration from rest</text:p>
          </table:table-cell>
        </table:table-row>
        <table:table-row table:style-name="ro1">
          <table:table-cell/>
          <table:table-cell office:value-type="string" calcext:value-type="string">
            <text:p>time to max speed from rest</text:p>
          </table:table-cell>
        </table:table-row>
        <table:table-row table:style-name="ro1">
          <table:table-cell/>
          <table:table-cell office:value-type="string" calcext:value-type="string">
            <text:p>time to rest from max speed</text:p>
          </table:table-cell>
        </table:table-row>
        <table:table-row table:style-name="ro1">
          <table:table-cell/>
          <table:table-cell office:value-type="string" calcext:value-type="string">
            <text:p>time from max speed to right angle max speed?</text:p>
          </table:table-cell>
        </table:table-row>
        <table:table-row table:style-name="ro1">
          <table:table-cell/>
          <table:table-cell office:value-type="string" calcext:value-type="string">
            <text:p>time from half speed to max speed?</text:p>
          </table:table-cell>
        </table:table-row>
        <table:table-row table:style-name="ro1">
          <table:table-cell/>
          <table:table-cell office:value-type="string" calcext:value-type="string">
            <text:p>landing speed = max speed + travel to planet + stop</text:p>
          </table:table-cell>
        </table:table-row>
        <table:table-row table:style-name="ro1">
          <table:table-cell/>
          <table:table-cell office:value-type="string" calcext:value-type="string">
            <text:p>stopping distance</text:p>
          </table:table-cell>
        </table:table-row>
        <table:table-row table:style-name="ro1">
          <table:table-cell/>
          <table:table-cell office:value-type="string" calcext:value-type="string">
            <text:p>worst case jump time = time to stop + time to 180</text:p>
          </table:table-cell>
        </table:table-row>
        <table:table-row table:style-name="ro1">
          <table:table-cell/>
          <table:table-cell office:value-type="string" calcext:value-type="string">
            <text:p>average case jump time = time to stop + time to 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6:38:49.189445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08:13:27.356763699</meta:creation-date>
    <meta:generator>LibreOffice/7.0.3.1$Linux_X86_64 LibreOffice_project/00$Build-1</meta:generator>
    <dc:date>2021-03-20T16:59:28.707047110</dc:date>
    <meta:editing-duration>PT7H16M2S</meta:editing-duration>
    <meta:editing-cycles>20</meta:editing-cycles>
    <meta:document-statistic meta:table-count="4" meta:cell-count="1416" meta:object-count="0"/>
  </office:meta>
</office:document-meta>
</file>